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70000004BE51B35D12.png" manifest:media-type="image/png"/>
  <manifest:file-entry manifest:full-path="Pictures/1000000100000A70000006591A53FF26.png" manifest:media-type="image/png"/>
  <manifest:file-entry manifest:full-path="Pictures/10000001000005E7000006A304797E71.png" manifest:media-type="image/png"/>
  <manifest:file-entry manifest:full-path="Pictures/10000001000004E40000076EAC1E2EE5.png" manifest:media-type="image/png"/>
  <manifest:file-entry manifest:full-path="Pictures/1000000000000A9B00000750BE9BBCB9.png" manifest:media-type="image/png"/>
  <manifest:file-entry manifest:full-path="Pictures/1000000100000D12000005A6AC3FAD6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officeooo:paragraph-rsid="00b34ba2"/>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18"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9" style:family="paragraph" style:parent-style-name="Standard">
      <style:text-properties style:font-name-asian="华文黑体 - Kelvin1"/>
    </style:style>
    <style:style style:name="P40" style:family="paragraph" style:parent-style-name="Contents_20_Heading" style:master-page-name="">
      <style:paragraph-properties style:page-number="auto" fo:break-before="page"/>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Heading_20_1">
      <style:paragraph-properties fo:break-before="page"/>
      <style:text-properties officeooo:paragraph-rsid="006ae3b8"/>
    </style:style>
    <style:style style:name="P45" style:family="paragraph" style:parent-style-name="Text_20_body">
      <style:text-properties fo:color="#bf0041" loext:opacity="100%" fo:font-weight="bold" officeooo:rsid="006dc7af" officeooo:paragraph-rsid="007a56b4" style:font-weight-asian="bold" style:font-weight-complex="bold"/>
    </style:style>
    <style:style style:name="P46" style:family="paragraph" style:parent-style-name="Heading_20_2">
      <style:text-properties officeooo:rsid="006dc7af" officeooo:paragraph-rsid="006dc7af"/>
    </style:style>
    <style:style style:name="P47" style:family="paragraph" style:parent-style-name="Text_20_body">
      <style:paragraph-properties fo:text-align="justify" style:justify-single-word="false"/>
    </style:style>
    <style:style style:name="P48" style:family="paragraph" style:parent-style-name="Heading_20_2">
      <style:text-properties officeooo:paragraph-rsid="015e6481"/>
    </style:style>
    <style:style style:name="P49" style:family="paragraph" style:parent-style-name="Text_20_body">
      <style:text-properties officeooo:paragraph-rsid="015e6481"/>
    </style:style>
    <style:style style:name="P50" style:family="paragraph" style:parent-style-name="Table_20_Contents">
      <style:paragraph-properties fo:text-align="justify" style:justify-single-word="false"/>
    </style:style>
    <style:style style:name="P51" style:family="paragraph" style:parent-style-name="Text_20_body">
      <style:paragraph-properties fo:text-align="justify" style:justify-single-word="false"/>
      <style:text-properties officeooo:paragraph-rsid="00f0aa9d"/>
    </style:style>
    <style:style style:name="P52" style:family="paragraph" style:parent-style-name="Text_20_body">
      <style:paragraph-properties fo:text-align="justify" style:justify-single-word="false"/>
      <style:text-properties officeooo:paragraph-rsid="00fb84a4"/>
    </style:style>
    <style:style style:name="P53" style:family="paragraph" style:parent-style-name="Text_20_body">
      <style:paragraph-properties fo:text-align="justify" style:justify-single-word="false"/>
      <style:text-properties fo:font-weight="bold" style:font-weight-asian="bold" style:font-weight-complex="bold"/>
    </style:style>
    <style:style style:name="P54" style:family="paragraph" style:parent-style-name="Text_20_body">
      <style:paragraph-properties fo:text-align="justify" style:justify-single-word="false"/>
      <style:text-properties fo:font-weight="normal" style:font-weight-asian="normal" style:font-weight-complex="normal"/>
    </style:style>
    <style:style style:name="P55" style:family="paragraph" style:parent-style-name="Text_20_body">
      <style:paragraph-properties fo:text-align="start" style:justify-single-word="false"/>
      <style:text-properties fo:font-weight="normal" style:font-weight-asian="normal" style:font-weight-complex="normal"/>
    </style:style>
    <style:style style:name="P56" style:family="paragraph" style:parent-style-name="Heading_20_3">
      <style:text-properties fo:font-weight="bold" officeooo:rsid="012f982a" style:font-weight-asian="bold" style:font-weight-complex="bold"/>
    </style:style>
    <style:style style:name="P57" style:family="paragraph" style:parent-style-name="Heading_20_3">
      <style:text-properties fo:font-weight="normal" style:font-weight-asian="normal" style:font-weight-complex="normal"/>
    </style:style>
    <style:style style:name="P58" style:family="paragraph" style:parent-style-name="Text_20_body">
      <style:paragraph-properties fo:text-align="justify" style:justify-single-word="false"/>
      <style:text-properties officeooo:paragraph-rsid="0144b8ae"/>
    </style:style>
    <style:style style:name="P59" style:family="paragraph" style:parent-style-name="Text_20_body">
      <style:text-properties fo:font-size="12pt" style:font-size-asian="12pt" style:font-size-complex="12pt"/>
    </style:style>
    <style:style style:name="P60" style:family="paragraph" style:parent-style-name="Heading_20_3">
      <style:text-properties officeooo:paragraph-rsid="00b77798"/>
    </style:style>
    <style:style style:name="P61" style:family="paragraph" style:parent-style-name="表格正文">
      <style:text-properties officeooo:paragraph-rsid="00b77798"/>
    </style:style>
    <style:style style:name="P62" style:family="paragraph" style:parent-style-name="Heading_20_2">
      <style:text-properties officeooo:paragraph-rsid="00b90a31"/>
    </style:style>
    <style:style style:name="P63" style:family="paragraph" style:parent-style-name="表格正文">
      <style:paragraph-properties fo:text-align="center" style:justify-single-word="false"/>
    </style:style>
    <style:style style:name="P64" style:family="paragraph" style:parent-style-name="表格正文">
      <style:paragraph-properties fo:text-align="center" style:justify-single-word="false"/>
      <style:text-properties officeooo:paragraph-rsid="00bbf0fb"/>
    </style:style>
    <style:style style:name="P65" style:family="paragraph" style:parent-style-name="表格正文">
      <style:text-properties officeooo:rsid="00bf9c67" officeooo:paragraph-rsid="00bf9c67"/>
    </style:style>
    <style:style style:name="P66" style:family="paragraph" style:parent-style-name="Text_20_body">
      <style:text-properties officeooo:paragraph-rsid="00ba4e77"/>
    </style:style>
    <style:style style:name="P67" style:family="paragraph" style:parent-style-name="Standard">
      <style:text-properties officeooo:paragraph-rsid="00370fd8"/>
    </style:style>
    <style:style style:name="P68" style:family="paragraph" style:parent-style-name="Text_20_body">
      <style:paragraph-properties fo:text-align="justify" style:justify-single-word="false" fo:text-indent="0cm" style:auto-text-indent="false"/>
    </style:style>
    <style:style style:name="P69"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70"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71" style:family="paragraph" style:parent-style-name="Heading_20_3">
      <style:text-properties style:font-name="宋体1" fo:font-weight="normal" style:language-asian="ar" style:country-asian="SA" style:font-weight-asian="normal" style:font-weight-complex="normal"/>
    </style:style>
    <style:style style:name="P72"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2" style:language-asian="ar" style:country-asian="SA" style:font-style-complex="italic"/>
    </style:style>
    <style:style style:name="P73" style:family="paragraph" style:parent-style-name="Heading_20_1">
      <style:paragraph-properties fo:break-before="page"/>
      <style:text-properties officeooo:paragraph-rsid="00397593"/>
    </style:style>
    <style:style style:name="P74" style:family="paragraph" style:parent-style-name="Heading_20_2">
      <style:text-properties officeooo:paragraph-rsid="007ab315"/>
    </style:style>
    <style:style style:name="P75" style:family="paragraph" style:parent-style-name="Table_20_Contents">
      <style:text-properties officeooo:paragraph-rsid="00cc6050"/>
    </style:style>
    <style:style style:name="P76" style:family="paragraph" style:parent-style-name="Table_20_Contents">
      <style:text-properties officeooo:paragraph-rsid="00cdafff"/>
    </style:style>
    <style:style style:name="P77" style:family="paragraph" style:parent-style-name="Heading_20_2">
      <style:paragraph-properties fo:break-before="page"/>
      <style:text-properties officeooo:rsid="004deeba" officeooo:paragraph-rsid="004deeba"/>
    </style:style>
    <style:style style:name="P78" style:family="paragraph" style:parent-style-name="Heading_20_2">
      <style:text-properties officeooo:paragraph-rsid="01d8e0da"/>
    </style:style>
    <style:style style:name="P79" style:family="paragraph" style:parent-style-name="Heading_20_3">
      <style:text-properties fo:font-size="14.5pt" style:font-size-asian="14.5pt" style:font-size-complex="14pt"/>
    </style:style>
    <style:style style:name="P80"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81" style:family="paragraph" style:parent-style-name="Text_20_body" style:list-style-name="L1"/>
    <style:style style:name="P82" style:family="paragraph" style:parent-style-name="Text_20_body" style:list-style-name="L1">
      <style:text-properties fo:font-weight="bold" style:font-weight-asian="bold" style:font-weight-complex="bold"/>
    </style:style>
    <style:style style:name="P83" style:family="paragraph" style:parent-style-name="Text_20_body">
      <style:paragraph-properties fo:text-align="justify" style:justify-single-word="false"/>
      <style:text-properties fo:font-weight="bold" officeooo:paragraph-rsid="01c0c87c" style:font-weight-asian="bold" style:font-weight-complex="bold"/>
    </style:style>
    <style:style style:name="P84" style:family="paragraph" style:parent-style-name="Text_20_body" style:list-style-name="L2"/>
    <style:style style:name="P85" style:family="paragraph" style:parent-style-name="Text_20_body" style:list-style-name="L3"/>
    <style:style style:name="P86" style:family="paragraph" style:parent-style-name="Text_20_body" style:list-style-name="L4"/>
    <style:style style:name="P87" style:family="paragraph" style:parent-style-name="Text_20_body" style:list-style-name="L5">
      <style:paragraph-properties fo:text-align="justify" style:justify-single-word="false"/>
    </style:style>
    <style:style style:name="P88" style:family="paragraph" style:parent-style-name="Text_20_body" style:list-style-name="L6">
      <style:paragraph-properties fo:text-align="justify" style:justify-single-word="false"/>
    </style:style>
    <style:style style:name="P89" style:family="paragraph" style:parent-style-name="Text_20_body" style:list-style-name="L6"/>
    <style:style style:name="P90" style:family="paragraph" style:parent-style-name="Text_20_body">
      <style:text-properties officeooo:paragraph-rsid="01c0c87c"/>
    </style:style>
    <style:style style:name="P91" style:family="paragraph" style:parent-style-name="Text_20_body" style:list-style-name="L7">
      <style:text-properties officeooo:paragraph-rsid="01c0c87c"/>
    </style:style>
    <style:style style:name="P92" style:family="paragraph" style:parent-style-name="Text_20_body" style:list-style-name="L8"/>
    <style:style style:name="P93" style:family="paragraph" style:parent-style-name="Text_20_body" style:list-style-name="L9"/>
    <style:style style:name="P94" style:family="paragraph" style:parent-style-name="Text_20_body" style:list-style-name="L10"/>
    <style:style style:name="P95" style:family="paragraph" style:parent-style-name="Text_20_body" style:list-style-name="L11"/>
    <style:style style:name="P96" style:family="paragraph" style:parent-style-name="Text_20_body" style:list-style-name="L12"/>
    <style:style style:name="P97" style:family="paragraph" style:parent-style-name="Text_20_body" style:list-style-name="L13"/>
    <style:style style:name="P98" style:family="paragraph" style:parent-style-name="Text_20_body" style:list-style-name="L14"/>
    <style:style style:name="P99" style:family="paragraph" style:parent-style-name="Text_20_body" style:list-style-name="L15"/>
    <style:style style:name="P100" style:family="paragraph" style:parent-style-name="Text_20_body" style:list-style-name="L15">
      <style:text-properties officeooo:paragraph-rsid="01d6ebc6"/>
    </style:style>
    <style:style style:name="P101" style:family="paragraph" style:parent-style-name="Text_20_body">
      <style:text-properties officeooo:paragraph-rsid="01d6ebc6"/>
    </style:style>
    <style:style style:name="P102" style:family="paragraph" style:parent-style-name="Text_20_body" style:list-style-name="L16"/>
    <style:style style:name="P103" style:family="paragraph" style:parent-style-name="Text_20_body" style:list-style-name="L17"/>
    <style:style style:name="P104" style:family="paragraph" style:parent-style-name="Text_20_body" style:list-style-name="L18">
      <style:paragraph-properties fo:text-align="justify" style:justify-single-word="false"/>
    </style:style>
    <style:style style:name="P105" style:family="paragraph" style:parent-style-name="Heading_20_3">
      <style:text-properties officeooo:paragraph-rsid="01a74fdb"/>
    </style:style>
    <style:style style:name="P106" style:family="paragraph" style:parent-style-name="Heading_20_3">
      <style:text-properties fo:font-size="14.5pt" officeooo:paragraph-rsid="01a954e5" style:font-size-asian="14.5pt" style:font-size-complex="14pt"/>
    </style:style>
    <style:style style:name="P107" style:family="paragraph" style:parent-style-name="Text_20_body" style:list-style-name="L19">
      <style:paragraph-properties fo:text-align="justify" style:justify-single-word="false" fo:text-indent="0cm" style:auto-text-indent="false"/>
    </style:style>
    <style:style style:name="P108" style:family="paragraph" style:parent-style-name="Text_20_body" style:list-style-name="L19"/>
    <style:style style:name="P109" style:family="paragraph" style:parent-style-name="Text_20_body" style:list-style-name="L19">
      <style:text-properties fo:font-weight="bold" officeooo:paragraph-rsid="01d4bd56" style:font-weight-asian="bold" style:font-weight-complex="bold"/>
    </style:style>
    <style:style style:name="P110" style:family="paragraph" style:parent-style-name="Text_20_body" style:list-style-name="L19">
      <style:text-properties fo:font-weight="bold" style:font-weight-asian="bold" style:font-weight-complex="bold"/>
    </style:style>
    <style:style style:name="P111" style:family="paragraph" style:parent-style-name="Text_20_body" style:list-style-name="L19">
      <style:paragraph-properties fo:text-align="justify" style:justify-single-word="false"/>
    </style:style>
    <style:style style:name="P112" style:family="paragraph" style:parent-style-name="Table_20_Contents" style:list-style-name="L19"/>
    <style:style style:name="P113" style:family="paragraph" style:parent-style-name="Text_20_body">
      <style:paragraph-properties fo:text-align="justify" style:justify-single-word="false"/>
      <style:text-properties fo:font-weight="bold" officeooo:paragraph-rsid="01cb3d29" style:font-weight-asian="bold" style:font-weight-complex="bold"/>
    </style:style>
    <style:style style:name="P114" style:family="paragraph" style:parent-style-name="Text_20_body" style:list-style-name="L20"/>
    <style:style style:name="P115" style:family="paragraph" style:parent-style-name="Text_20_body" style:list-style-name="L21"/>
    <style:style style:name="P116" style:family="paragraph" style:parent-style-name="Text_20_body" style:list-style-name="L22">
      <style:paragraph-properties fo:text-align="justify" style:justify-single-word="false"/>
    </style:style>
    <style:style style:name="P117" style:family="paragraph" style:parent-style-name="Text_20_body" style:list-style-name="L23">
      <style:paragraph-properties fo:text-align="justify" style:justify-single-word="false"/>
    </style:style>
    <style:style style:name="P118" style:family="paragraph" style:parent-style-name="Text_20_body" style:list-style-name="L24"/>
    <style:style style:name="P119" style:family="paragraph" style:parent-style-name="Text_20_body" style:list-style-name="L25"/>
    <style:style style:name="P120" style:family="paragraph" style:parent-style-name="Text_20_body" style:list-style-name="L26"/>
    <style:style style:name="P121" style:family="paragraph" style:parent-style-name="Text_20_body" style:list-style-name="L27"/>
    <style:style style:name="P122" style:family="paragraph" style:parent-style-name="Text_20_body" style:list-style-name="L28"/>
    <style:style style:name="P123" style:family="paragraph" style:parent-style-name="Text_20_body" style:list-style-name="L29"/>
    <style:style style:name="P124" style:family="paragraph" style:parent-style-name="Text_20_body">
      <style:paragraph-properties fo:text-align="justify" style:justify-single-word="false"/>
      <style:text-properties fo:font-weight="bold" officeooo:paragraph-rsid="01e9397f" style:font-weight-asian="bold" style:font-weight-complex="bold"/>
    </style:style>
    <style:style style:name="P125" style:family="paragraph" style:parent-style-name="Text_20_body" style:list-style-name="L30">
      <style:paragraph-properties fo:text-align="justify" style:justify-single-word="false"/>
    </style:style>
    <style:style style:name="P126" style:family="paragraph" style:parent-style-name="Heading_20_1">
      <style:paragraph-properties fo:break-before="page"/>
    </style:style>
    <style:style style:name="P127" style:family="paragraph" style:parent-style-name="Heading_20_2">
      <style:text-properties officeooo:paragraph-rsid="01de6556"/>
    </style:style>
    <style:style style:name="P128"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129" style:family="paragraph" style:parent-style-name="Text_20_body">
      <style:text-properties fo:font-weight="bold" style:font-weight-asian="bold" style:font-weight-complex="bold"/>
    </style:style>
    <style:style style:name="P130" style:family="paragraph" style:parent-style-name="Text_20_body" style:list-style-name="L31"/>
    <style:style style:name="P131" style:family="paragraph" style:parent-style-name="Text_20_body">
      <style:paragraph-properties fo:text-align="center" style:justify-single-word="false"/>
      <style:text-properties fo:font-weight="bold" officeooo:paragraph-rsid="02021504" style:font-weight-asian="bold" style:font-weight-complex="bold"/>
    </style:style>
    <style:style style:name="P132" style:family="paragraph" style:parent-style-name="Text_20_body" style:list-style-name="L32"/>
    <style:style style:name="P133" style:family="paragraph" style:parent-style-name="Text_20_body" style:list-style-name="L32">
      <style:text-properties officeooo:paragraph-rsid="01e3aa5c"/>
    </style:style>
    <style:style style:name="P134" style:family="paragraph" style:parent-style-name="Table_20_Contents">
      <style:text-properties officeooo:paragraph-rsid="01e3aa5c"/>
    </style:style>
    <style:style style:name="P135" style:family="paragraph" style:parent-style-name="Text_20_body">
      <style:paragraph-properties fo:text-align="center" style:justify-single-word="false"/>
      <style:text-properties fo:font-weight="bold" style:font-weight-asian="bold" style:font-weight-complex="bold"/>
    </style:style>
    <style:style style:name="P136" style:family="paragraph" style:parent-style-name="Table_20_Contents">
      <style:text-properties officeooo:rsid="01e61b5c" officeooo:paragraph-rsid="01e61b5c"/>
    </style:style>
    <style:style style:name="P137" style:family="paragraph" style:parent-style-name="Text_20_body" style:list-style-name="L33"/>
    <style:style style:name="P138" style:family="paragraph" style:parent-style-name="Text_20_body">
      <style:paragraph-properties fo:text-indent="0cm" style:auto-text-indent="false"/>
      <style:text-properties officeooo:paragraph-rsid="01f097d1"/>
    </style:style>
    <style:style style:name="P139" style:family="paragraph" style:parent-style-name="Table_20_Contents">
      <style:paragraph-properties fo:text-indent="0cm" style:auto-text-indent="false"/>
      <style:text-properties officeooo:paragraph-rsid="01f097d1"/>
    </style:style>
    <style:style style:name="P140" style:family="paragraph" style:parent-style-name="Text_20_body" style:list-style-name="L34"/>
    <style:style style:name="P141" style:family="paragraph" style:parent-style-name="Text_20_body" style:list-style-name="L34">
      <style:text-properties officeooo:paragraph-rsid="01f7f32c"/>
    </style:style>
    <style:style style:name="P142" style:family="paragraph" style:parent-style-name="Text_20_body" style:list-style-name="L34">
      <style:text-properties officeooo:rsid="01f705b7" officeooo:paragraph-rsid="01f7f32c"/>
    </style:style>
    <style:style style:name="P143" style:family="paragraph" style:parent-style-name="Table_20_Contents" style:list-style-name="L34"/>
    <style:style style:name="P144" style:family="paragraph" style:parent-style-name="Text_20_body">
      <style:text-properties officeooo:rsid="01e7585b" officeooo:paragraph-rsid="01e7585b"/>
    </style:style>
    <style:style style:name="P145" style:family="paragraph" style:parent-style-name="Table_20_Contents">
      <style:text-properties officeooo:rsid="01e7585b" officeooo:paragraph-rsid="01e7585b"/>
    </style:style>
    <style:style style:name="P146" style:family="paragraph" style:parent-style-name="Text_20_body" style:list-style-name="L35">
      <style:paragraph-properties fo:text-align="start" style:justify-single-word="false"/>
      <style:text-properties officeooo:rsid="01fc7c6f" officeooo:paragraph-rsid="01fc7c6f"/>
    </style:style>
    <style:style style:name="P147" style:family="paragraph" style:parent-style-name="Text_20_body" style:list-style-name="L35">
      <style:paragraph-properties fo:text-align="start" style:justify-single-word="false"/>
      <style:text-properties officeooo:rsid="01fc7c6f" officeooo:paragraph-rsid="020733ef"/>
    </style:style>
    <style:style style:name="P148" style:family="paragraph" style:parent-style-name="Text_20_body">
      <style:text-properties officeooo:paragraph-rsid="020733ef"/>
    </style:style>
    <style:style style:name="P149" style:family="paragraph" style:parent-style-name="Text_20_body" style:list-style-name="L35">
      <style:paragraph-properties fo:text-align="start" style:justify-single-word="false"/>
      <style:text-properties officeooo:rsid="01fc7c6f" officeooo:paragraph-rsid="0208d862"/>
    </style:style>
    <style:style style:name="P150" style:family="paragraph" style:parent-style-name="Text_20_body">
      <style:text-properties officeooo:paragraph-rsid="0208d862"/>
    </style:style>
    <style:style style:name="P151" style:family="paragraph" style:parent-style-name="Text_20_body">
      <style:text-properties officeooo:paragraph-rsid="020cbf2c"/>
    </style:style>
    <style:style style:name="P152" style:family="paragraph" style:parent-style-name="Text_20_body">
      <style:text-properties officeooo:paragraph-rsid="020e7ccb"/>
    </style:style>
    <style:style style:name="P153" style:family="paragraph" style:parent-style-name="Text_20_body" style:list-style-name="L35">
      <style:paragraph-properties fo:text-align="start" style:justify-single-word="false"/>
      <style:text-properties officeooo:rsid="01fc7c6f" officeooo:paragraph-rsid="02115c42"/>
    </style:style>
    <style:style style:name="P154" style:family="paragraph" style:parent-style-name="Text_20_body">
      <style:text-properties officeooo:paragraph-rsid="02115c42"/>
    </style:style>
    <style:style style:name="P155" style:family="paragraph" style:parent-style-name="Text_20_body">
      <style:text-properties officeooo:paragraph-rsid="021171b5"/>
    </style:style>
    <style:style style:name="P156" style:family="paragraph" style:parent-style-name="Text_20_body">
      <style:text-properties officeooo:paragraph-rsid="02117397"/>
    </style:style>
    <style:style style:name="P157" style:family="paragraph" style:parent-style-name="Text_20_body" style:list-style-name="L35">
      <style:paragraph-properties fo:text-align="start" style:justify-single-word="false"/>
      <style:text-properties officeooo:rsid="01fc7c6f" officeooo:paragraph-rsid="0212f94e"/>
    </style:style>
    <style:style style:name="P158" style:family="paragraph" style:parent-style-name="Text_20_body">
      <style:text-properties officeooo:paragraph-rsid="0212f94e"/>
    </style:style>
    <style:style style:name="P159" style:family="paragraph" style:parent-style-name="Text_20_body">
      <style:text-properties officeooo:paragraph-rsid="0214ac3a"/>
    </style:style>
    <style:style style:name="P160" style:family="paragraph" style:parent-style-name="Text_20_body" style:list-style-name="L35">
      <style:paragraph-properties fo:text-align="start" style:justify-single-word="false"/>
      <style:text-properties officeooo:rsid="01fc7c6f" officeooo:paragraph-rsid="02180d37"/>
    </style:style>
    <style:style style:name="P161" style:family="paragraph" style:parent-style-name="Text_20_body">
      <style:text-properties officeooo:paragraph-rsid="021a0820"/>
    </style:style>
    <style:style style:name="P162" style:family="paragraph" style:parent-style-name="Text_20_body">
      <style:text-properties officeooo:paragraph-rsid="0218a438"/>
    </style:style>
    <style:style style:name="P163" style:family="paragraph" style:parent-style-name="Text_20_body">
      <style:text-properties officeooo:paragraph-rsid="021b9163"/>
    </style:style>
    <style:style style:name="P164" style:family="paragraph" style:parent-style-name="Text_20_body" style:list-style-name="L36">
      <style:paragraph-properties fo:text-align="start" style:justify-single-word="false"/>
      <style:text-properties officeooo:rsid="01fc7c6f" officeooo:paragraph-rsid="021c4152"/>
    </style:style>
    <style:style style:name="P165" style:family="paragraph" style:parent-style-name="Text_20_body">
      <style:text-properties officeooo:paragraph-rsid="021da131"/>
    </style:style>
    <style:style style:name="P166" style:family="paragraph" style:parent-style-name="Text_20_body">
      <style:text-properties officeooo:paragraph-rsid="021c4152"/>
    </style:style>
    <style:style style:name="P167" style:family="paragraph" style:parent-style-name="Text_20_body">
      <style:text-properties officeooo:paragraph-rsid="021f4b42"/>
    </style:style>
    <style:style style:name="P168" style:family="paragraph" style:parent-style-name="Text_20_body">
      <style:text-properties officeooo:paragraph-rsid="0220cb7b"/>
    </style:style>
    <style:style style:name="P169" style:family="paragraph" style:parent-style-name="Text_20_body" style:list-style-name="L36">
      <style:paragraph-properties fo:text-align="start" style:justify-single-word="false"/>
      <style:text-properties officeooo:rsid="01fc7c6f" officeooo:paragraph-rsid="0220cb7b"/>
    </style:style>
    <style:style style:name="P170" style:family="paragraph" style:parent-style-name="Text_20_body">
      <style:text-properties officeooo:paragraph-rsid="0222bbde"/>
    </style:style>
    <style:style style:name="P171" style:family="paragraph" style:parent-style-name="Text_20_body">
      <style:text-properties officeooo:paragraph-rsid="0223eb3b"/>
    </style:style>
    <style:style style:name="P172" style:family="paragraph" style:parent-style-name="Text_20_body">
      <style:text-properties officeooo:paragraph-rsid="02248aa3"/>
    </style:style>
    <style:style style:name="P173" style:family="paragraph" style:parent-style-name="Text_20_body" style:list-style-name="L36">
      <style:paragraph-properties fo:text-align="start" style:justify-single-word="false"/>
      <style:text-properties officeooo:rsid="01fc7c6f" officeooo:paragraph-rsid="02263dc5"/>
    </style:style>
    <style:style style:name="P174" style:family="paragraph" style:parent-style-name="Text_20_body">
      <style:text-properties officeooo:paragraph-rsid="02264a60"/>
    </style:style>
    <style:style style:name="P175" style:family="paragraph" style:parent-style-name="Text_20_body">
      <style:text-properties officeooo:paragraph-rsid="022e3bb0"/>
    </style:style>
    <style:style style:name="P176" style:family="paragraph" style:parent-style-name="Text_20_body">
      <style:text-properties officeooo:paragraph-rsid="022fd43e"/>
    </style:style>
    <style:style style:name="P177" style:family="paragraph" style:parent-style-name="Text_20_body">
      <style:text-properties officeooo:paragraph-rsid="022b20ad"/>
    </style:style>
    <style:style style:name="P178" style:family="paragraph" style:parent-style-name="Table_20_Contents">
      <style:text-properties officeooo:paragraph-rsid="02264a60"/>
    </style:style>
    <style:style style:name="P179" style:family="paragraph" style:parent-style-name="Heading_20_2">
      <style:text-properties officeooo:rsid="0233eb39" officeooo:paragraph-rsid="0233eb39"/>
    </style:style>
    <style:style style:name="P180" style:family="paragraph" style:parent-style-name="Table_20_Contents">
      <style:text-properties officeooo:rsid="0233eb39" officeooo:paragraph-rsid="0233eb39"/>
    </style:style>
    <style:style style:name="P181" style:family="paragraph" style:parent-style-name="表格正文">
      <style:text-properties fo:font-weight="bold" style:font-weight-asian="bold" style:font-weight-complex="bold"/>
    </style:style>
    <style:style style:name="P182" style:family="paragraph" style:parent-style-name="Table_20_Contents">
      <style:text-properties officeooo:rsid="0233eb39" officeooo:paragraph-rsid="02351567"/>
    </style:style>
    <style:style style:name="P183" style:family="paragraph" style:parent-style-name="Heading_20_2" style:list-style-name="">
      <style:paragraph-properties fo:line-height="120%" fo:text-align="start" style:justify-single-word="false">
        <style:tab-stops/>
      </style:paragraph-properties>
    </style:style>
    <style:style style:name="P184"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officeooo:rsid="017ff7fc"/>
    </style:style>
    <style:style style:name="T27" style:family="text">
      <style:text-properties officeooo:rsid="011819f8"/>
    </style:style>
    <style:style style:name="T28" style:family="text">
      <style:text-properties officeooo:rsid="011988db"/>
    </style:style>
    <style:style style:name="T29" style:family="text">
      <style:text-properties officeooo:rsid="018840c0"/>
    </style:style>
    <style:style style:name="T30" style:family="text">
      <style:text-properties officeooo:rsid="011b3628"/>
    </style:style>
    <style:style style:name="T31" style:family="text">
      <style:text-properties officeooo:rsid="01208da7"/>
    </style:style>
    <style:style style:name="T32" style:family="text">
      <style:text-properties officeooo:rsid="01251bfa"/>
    </style:style>
    <style:style style:name="T33" style:family="text">
      <style:text-properties officeooo:rsid="012a874d"/>
    </style:style>
    <style:style style:name="T34" style:family="text">
      <style:text-properties officeooo:rsid="012c34f6"/>
    </style:style>
    <style:style style:name="T35" style:family="text">
      <style:text-properties officeooo:rsid="012f982a"/>
    </style:style>
    <style:style style:name="T36" style:family="text">
      <style:text-properties officeooo:rsid="012f7db9"/>
    </style:style>
    <style:style style:name="T37" style:family="text">
      <style:text-properties officeooo:rsid="013eead1"/>
    </style:style>
    <style:style style:name="T38" style:family="text">
      <style:text-properties officeooo:rsid="01420342"/>
    </style:style>
    <style:style style:name="T39" style:family="text">
      <style:text-properties style:font-name="宋体1" fo:font-weight="normal" style:language-asian="ar" style:country-asian="SA" style:font-weight-asian="normal"/>
    </style:style>
    <style:style style:name="T40" style:family="text">
      <style:text-properties fo:font-size="12pt" style:font-size-asian="12pt" style:language-asian="ar" style:country-asian="SA" style:font-size-complex="12pt"/>
    </style:style>
    <style:style style:name="T41" style:family="text">
      <style:text-properties style:language-asian="ar" style:country-asian="SA"/>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宋体1" fo:font-size="12pt" fo:font-weight="bold" style:font-size-asian="12pt" style:language-asian="ar" style:country-asian="SA" style:font-weight-asian="bold" style:font-size-complex="12pt" style:font-weight-complex="bold"/>
    </style:style>
    <style:style style:name="T44" style:family="text">
      <style:text-properties style:font-name="宋体1" fo:font-size="12pt" fo:font-weight="bold" style:font-size-asian="12pt" style:language-asian="ar" style:country-asian="SA" style:font-weight-asian="bold" style:font-size-complex="12pt"/>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weight="bold" style:language-asian="ar" style:country-asian="SA" style:font-weight-asian="bold"/>
    </style:style>
    <style:style style:name="T47" style:family="text">
      <style:text-properties style:font-name="宋体1" fo:font-weight="normal" style:language-asian="ar" style:country-asian="SA" style:font-weight-asian="normal" style:font-weight-complex="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weight="normal" style:language-asian="zh" style:country-asian="CN" style:font-weight-asian="normal"/>
    </style:style>
    <style:style style:name="T50" style:family="text">
      <style:text-properties fo:font-family="华文仿宋" style:font-pitch="variable" fo:font-size="12pt" officeooo:rsid="00057e6b" style:font-family-asian="华文仿宋" style:font-pitch-asian="variable" style:font-size-asian="12pt" style:font-size-complex="12pt"/>
    </style:style>
    <style:style style:name="T51" style:family="text">
      <style:text-properties style:font-name="宋体1" fo:font-size="15pt" fo:font-weight="bold" style:font-size-asian="15pt" style:language-asian="ar" style:country-asian="SA" style:font-weight-asian="bold"/>
    </style:style>
    <style:style style:name="T52" style:family="text">
      <style:text-properties style:font-name="宋体1" fo:font-size="12pt" fo:font-weight="normal" style:font-name-asian="方正仿宋_GBK" style:font-size-asian="12pt" style:language-asian="ar" style:country-asian="SA" style:font-weight-asian="normal" style:font-size-complex="12pt"/>
    </style:style>
    <style:style style:name="T53" style:family="text">
      <style:text-properties style:font-name="宋体1" fo:font-size="15pt" fo:font-weight="normal" style:font-size-asian="15pt" style:language-asian="ar" style:country-asian="SA" style:font-weight-asian="normal"/>
    </style:style>
    <style:style style:name="T54" style:family="text">
      <style:text-properties fo:font-family="方正仿宋_GBK" style:font-pitch="variable" fo:font-size="12pt" fo:font-weight="normal" style:font-family-asian="方正仿宋_GBK" style:font-pitch-asian="variable" style:font-size-asian="12pt" style:language-asian="ar" style:country-asian="SA" style:font-weight-asian="normal" style:font-size-complex="12pt"/>
    </style:style>
    <style:style style:name="T55" style:family="text">
      <style:text-properties fo:font-size="12.5pt" style:font-size-asian="12.5pt" style:font-size-complex="12pt"/>
    </style:style>
    <style:style style:name="T56" style:family="text">
      <style:text-properties fo:font-weight="bold" style:font-family-asian="方正仿宋_GBK" style:font-pitch-asian="variable" style:font-weight-asian="bold" style:font-weight-complex="bold"/>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d4f5c1"/>
    </style:style>
    <style:style style:name="T63" style:family="text">
      <style:text-properties officeooo:rsid="01d6c2c4"/>
    </style:style>
    <style:style style:name="T64" style:family="text">
      <style:text-properties officeooo:rsid="01cd046b"/>
    </style:style>
    <style:style style:name="T65" style:family="text">
      <style:text-properties officeooo:rsid="01cb3d29"/>
    </style:style>
    <style:style style:name="T66" style:family="text">
      <style:text-properties officeooo:rsid="01c95c83"/>
    </style:style>
    <style:style style:name="T67" style:family="text">
      <style:text-properties officeooo:rsid="01d6ebc6"/>
    </style:style>
    <style:style style:name="T68" style:family="text">
      <style:text-properties officeooo:rsid="01e18130"/>
    </style:style>
    <style:style style:name="T69" style:family="text">
      <style:text-properties officeooo:rsid="01e2c754"/>
    </style:style>
    <style:style style:name="T70" style:family="text">
      <style:text-properties officeooo:rsid="02021504"/>
    </style:style>
    <style:style style:name="T71" style:family="text">
      <style:text-properties officeooo:rsid="01e3aa5c"/>
    </style:style>
    <style:style style:name="T72" style:family="text">
      <style:text-properties officeooo:rsid="0205ff20"/>
    </style:style>
    <style:style style:name="T73" style:family="text">
      <style:text-properties officeooo:rsid="01f705b7"/>
    </style:style>
    <style:style style:name="T74" style:family="text">
      <style:text-properties officeooo:rsid="01fe85d4"/>
    </style:style>
    <style:style style:name="T75" style:family="text">
      <style:text-properties officeooo:rsid="0200e56c"/>
    </style:style>
    <style:style style:name="T76" style:family="text">
      <style:text-properties officeooo:rsid="01fde876"/>
    </style:style>
    <style:style style:name="T77" style:family="text">
      <style:text-properties officeooo:rsid="01ff878b"/>
    </style:style>
    <style:style style:name="T78" style:family="text">
      <style:text-properties officeooo:rsid="020733ef"/>
    </style:style>
    <style:style style:name="T79" style:family="text">
      <style:text-properties officeooo:rsid="01fc7c6f"/>
    </style:style>
    <style:style style:name="T80" style:family="text">
      <style:text-properties fo:font-weight="normal" officeooo:rsid="020733ef" style:font-weight-asian="normal" style:font-weight-complex="normal"/>
    </style:style>
    <style:style style:name="T81" style:family="text">
      <style:text-properties officeooo:rsid="0208d862"/>
    </style:style>
    <style:style style:name="T82" style:family="text">
      <style:text-properties fo:font-weight="normal" officeooo:rsid="0208d862" style:font-weight-asian="normal" style:font-weight-complex="normal"/>
    </style:style>
    <style:style style:name="T83" style:family="text">
      <style:text-properties fo:font-weight="normal" officeooo:rsid="01fc7c6f" style:font-weight-asian="normal" style:font-weight-complex="normal"/>
    </style:style>
    <style:style style:name="T84" style:family="text">
      <style:text-properties officeooo:rsid="020f6b05"/>
    </style:style>
    <style:style style:name="T85" style:family="text">
      <style:text-properties officeooo:rsid="02115c42"/>
    </style:style>
    <style:style style:name="T86" style:family="text">
      <style:text-properties officeooo:rsid="02117397"/>
    </style:style>
    <style:style style:name="T87" style:family="text">
      <style:text-properties officeooo:rsid="0212f94e"/>
    </style:style>
    <style:style style:name="T88" style:family="text">
      <style:text-properties fo:font-weight="normal" officeooo:rsid="02115c42" style:font-weight-asian="normal" style:font-weight-complex="normal"/>
    </style:style>
    <style:style style:name="T89" style:family="text">
      <style:text-properties officeooo:rsid="02155815"/>
    </style:style>
    <style:style style:name="T90" style:family="text">
      <style:text-properties officeooo:rsid="02173a7a"/>
    </style:style>
    <style:style style:name="T91" style:family="text">
      <style:text-properties officeooo:rsid="02180d37"/>
    </style:style>
    <style:style style:name="T92" style:family="text">
      <style:text-properties officeooo:rsid="01ee719c"/>
    </style:style>
    <style:style style:name="T93" style:family="text">
      <style:text-properties officeooo:rsid="021c4152"/>
    </style:style>
    <style:style style:name="T94" style:family="text">
      <style:text-properties fo:font-weight="normal" officeooo:rsid="021f4b42" style:font-weight-asian="normal" style:font-weight-complex="normal"/>
    </style:style>
    <style:style style:name="T95" style:family="text">
      <style:text-properties officeooo:rsid="0220cb7b"/>
    </style:style>
    <style:style style:name="T96" style:family="text">
      <style:text-properties fo:font-weight="normal" officeooo:rsid="021c4152" style:font-weight-asian="normal" style:font-weight-complex="normal"/>
    </style:style>
    <style:style style:name="T97" style:family="text">
      <style:text-properties officeooo:rsid="0225459a"/>
    </style:style>
    <style:style style:name="T98" style:family="text">
      <style:text-properties officeooo:rsid="022ca7e1"/>
    </style:style>
    <style:style style:name="T99" style:family="text">
      <style:text-properties officeooo:rsid="02263dc5"/>
    </style:style>
    <style:style style:name="T100" style:family="text">
      <style:text-properties officeooo:rsid="022751ce"/>
    </style:style>
    <style:style style:name="T101" style:family="text">
      <style:text-properties fo:font-weight="normal" officeooo:rsid="0225459a" style:font-weight-asian="normal" style:font-weight-complex="normal"/>
    </style:style>
    <style:style style:name="T102" style:family="text">
      <style:text-properties officeooo:rsid="0230fe2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idSphere</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20"/></text:span><text:span text:style-name="T3">VidSphere</text:span><text:span text:style-name="T2">小组 <text:s text:c="24"/></text:span></text:p>
      <text:p text:style-name="P5"><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6">2025年11月16日</text:p>
          </table:table-cell>
          <table:table-cell table:style-name="表格6.A2" office:value-type="string">
            <text:p text:style-name="P17">0.1.1</text:p>
          </table:table-cell>
          <table:table-cell table:style-name="表格6.A2" office:value-type="string">
            <text:p text:style-name="P18">添加了bussiness cases</text:p>
          </table:table-cell>
          <table:table-cell table:style-name="表格6.D2" office:value-type="string">
            <text:p text:style-name="P15"/>
          </table:table-cell>
        </table:table-row>
        <table:table-row>
          <table:table-cell table:style-name="表格6.A2" office:value-type="string">
            <text:p text:style-name="P19">2025年11月20日</text:p>
          </table:table-cell>
          <table:table-cell table:style-name="表格6.A2" office:value-type="string">
            <text:p text:style-name="P20">0.1.2</text:p>
          </table:table-cell>
          <table:table-cell table:style-name="表格6.A2" office:value-type="string">
            <text:p text:style-name="P13">更新了用况建模中消费视频内容和发布视频这两个用况</text:p>
          </table:table-cell>
          <table:table-cell table:style-name="表格6.D2" office:value-type="string">
            <text:p text:style-name="P15"/>
          </table:table-cell>
        </table:table-row>
        <table:table-row table:style-name="表格6.5">
          <table:table-cell table:style-name="表格6.A2" office:value-type="string">
            <text:p text:style-name="P21">2025年11月20日</text:p>
          </table:table-cell>
          <table:table-cell table:style-name="表格6.A2" office:value-type="string">
            <text:p text:style-name="P22">0.1.3</text:p>
          </table:table-cell>
          <table:table-cell table:style-name="表格6.A2" office:value-type="string">
            <text:p text:style-name="P12">统一参与者名称，添加“审核视频”用况</text:p>
          </table:table-cell>
          <table:table-cell table:style-name="表格6.D2" office:value-type="string">
            <text:p text:style-name="P15"/>
          </table:table-cell>
        </table:table-row>
        <table:table-row table:style-name="表格6.5">
          <table:table-cell table:style-name="表格6.A2" office:value-type="string">
            <text:p text:style-name="P23">2025年11月23日</text:p>
          </table:table-cell>
          <table:table-cell table:style-name="表格6.A2" office:value-type="string">
            <text:p text:style-name="P24">0.1.4</text:p>
          </table:table-cell>
          <table:table-cell table:style-name="表格6.A2" office:value-type="string">
            <text:p text:style-name="P12">修正了用况</text:p>
          </table:table-cell>
          <table:table-cell table:style-name="表格6.D2" office:value-type="string">
            <text:p text:style-name="P15"/>
          </table:table-cell>
        </table:table-row>
        <table:table-row table:style-name="表格6.5">
          <table:table-cell table:style-name="表格6.A7" office:value-type="string">
            <text:p text:style-name="P25">2025年11月29日</text:p>
          </table:table-cell>
          <table:table-cell table:style-name="表格6.A7" office:value-type="string">
            <text:p text:style-name="P26">0.2.1</text:p>
          </table:table-cell>
          <table:table-cell table:style-name="表格6.A7" office:value-type="string">
            <text:p text:style-name="P27">添加了健壮性分析</text:p>
          </table:table-cell>
          <table:table-cell table:style-name="表格6.D7" office:value-type="string">
            <text:p text:style-name="P15"/>
          </table:table-cell>
        </table:table-row>
        <table:table-row table:style-name="表格6.5">
          <table:table-cell table:style-name="表格6.A7" office:value-type="string">
            <text:p text:style-name="P28">2025年12月9日</text:p>
          </table:table-cell>
          <table:table-cell table:style-name="表格6.A7" office:value-type="string">
            <text:p text:style-name="P29">0.2.2</text:p>
          </table:table-cell>
          <table:table-cell table:style-name="表格6.A7" office:value-type="string">
            <text:p text:style-name="P30">完成了交互建模和之前的所有部分</text:p>
          </table:table-cell>
          <table:table-cell table:style-name="表格6.D7" office:value-type="string">
            <text:p text:style-name="P15"/>
          </table:table-cell>
        </table:table-row>
        <table:table-row table:style-name="表格6.5">
          <table:table-cell table:style-name="表格6.A7" office:value-type="string">
            <text:p text:style-name="P31"/>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2"/>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3"/>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4"/>
          </table:table-cell>
          <table:table-cell table:style-name="表格6.A7" office:value-type="string">
            <text:p text:style-name="P35"/>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6"/>
          </table:table-cell>
          <table:table-cell table:style-name="表格6.A7" office:value-type="string">
            <text:p text:style-name="P37"/>
          </table:table-cell>
          <table:table-cell table:style-name="表格6.A7" office:value-type="string">
            <text:p text:style-name="P30"/>
          </table:table-cell>
          <table:table-cell table:style-name="表格6.D7" office:value-type="string">
            <text:p text:style-name="P15"/>
          </table:table-cell>
        </table:table-row>
      </table:table>
      <text:p text:style-name="P38"/>
      <text:p text:style-name="P39"/>
      <text:p text:style-name="P39"/>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0" text:outline-level="1">目录</text:h>
          </text:index-title>
          <text:p text:style-name="P41"><text:a xlink:type="simple" xlink:href="#__RefHeading__3253_1376500826" text:style-name="Index_20_Link" text:visited-style-name="Index_20_Link">摘要<text:tab/>2</text:a></text:p>
          <text:p text:style-name="P41"><text:a xlink:type="simple" xlink:href="#__RefHeading__3584_145136877" text:style-name="Index_20_Link" text:visited-style-name="Index_20_Link">第1章 <text:s/>立项<text:tab/>5</text:a></text:p>
          <text:p text:style-name="P42"><text:a xlink:type="simple" xlink:href="#__RefHeading___Toc4585_481696549" text:style-name="Index_20_Link" text:visited-style-name="Index_20_Link">1.1. 项目起源与提案<text:tab/>5</text:a></text:p>
          <text:p text:style-name="P43"><text:a xlink:type="simple" xlink:href="#__RefHeading___Toc2265_126482087" text:style-name="Index_20_Link" text:visited-style-name="Index_20_Link">1. 起源<text:tab/>5</text:a></text:p>
          <text:p text:style-name="P43"><text:a xlink:type="simple" xlink:href="#__RefHeading___Toc2267_126482087" text:style-name="Index_20_Link" text:visited-style-name="Index_20_Link">2. 提案<text:tab/>5</text:a></text:p>
          <text:p text:style-name="P42"><text:a xlink:type="simple" xlink:href="#__RefHeading___Toc2594_126482087" text:style-name="Index_20_Link" text:visited-style-name="Index_20_Link">1.2. Business Case<text:tab/>5</text:a></text:p>
          <text:p text:style-name="P43"><text:a xlink:type="simple" xlink:href="#__RefHeading___Toc2596_126482087" text:style-name="Index_20_Link" text:visited-style-name="Index_20_Link">1. 内容摘要<text:tab/>5</text:a></text:p>
          <text:p text:style-name="P43"><text:a xlink:type="simple" xlink:href="#__RefHeading___Toc2598_126482087" text:style-name="Index_20_Link" text:visited-style-name="Index_20_Link">2. 问题陈述<text:tab/>6</text:a></text:p>
          <text:p text:style-name="P43"><text:a xlink:type="simple" xlink:href="#__RefHeading___Toc2600_126482087" text:style-name="Index_20_Link" text:visited-style-name="Index_20_Link">3. 解决方案<text:tab/>6</text:a></text:p>
          <text:p text:style-name="P43"><text:a xlink:type="simple" xlink:href="#__RefHeading___Toc2602_126482087" text:style-name="Index_20_Link" text:visited-style-name="Index_20_Link">4. 商业模式画布<text:tab/>6</text:a></text:p>
          <text:p text:style-name="P43"><text:a xlink:type="simple" xlink:href="#__RefHeading___Toc2604_126482087" text:style-name="Index_20_Link" text:visited-style-name="Index_20_Link">5. 成本效益分析<text:tab/>7</text:a></text:p>
          <text:p text:style-name="P43"><text:a xlink:type="simple" xlink:href="#__RefHeading___Toc2606_126482087" text:style-name="Index_20_Link" text:visited-style-name="Index_20_Link">6. 风险评估与应对策略<text:tab/>8</text:a></text:p>
          <text:p text:style-name="P43"><text:a xlink:type="simple" xlink:href="#__RefHeading___Toc2608_126482087" text:style-name="Index_20_Link" text:visited-style-name="Index_20_Link">7. 实施计划<text:tab/>8</text:a></text:p>
          <text:p text:style-name="P43"><text:a xlink:type="simple" xlink:href="#__RefHeading___Toc2610_126482087" text:style-name="Index_20_Link" text:visited-style-name="Index_20_Link">8. 替代方案分析<text:tab/>9</text:a></text:p>
          <text:p text:style-name="P43"><text:a xlink:type="simple" xlink:href="#__RefHeading___Toc2612_126482087" text:style-name="Index_20_Link" text:visited-style-name="Index_20_Link">9. 结论与建议<text:tab/>9</text:a></text:p>
          <text:p text:style-name="P41"><text:a xlink:type="simple" xlink:href="#__RefHeading___Toc4589_481696549" text:style-name="Index_20_Link" text:visited-style-name="Index_20_Link">第2章 愿景<text:tab/>10</text:a></text:p>
          <text:p text:style-name="P42"><text:a xlink:type="simple" xlink:href="#__RefHeading___Toc14369_1003501382" text:style-name="Index_20_Link" text:visited-style-name="Index_20_Link">2.1. 问题陈述<text:tab/>10</text:a></text:p>
          <text:p text:style-name="P43"><text:a xlink:type="simple" xlink:href="#__RefHeading___Toc13222_1649206321" text:style-name="Index_20_Link" text:visited-style-name="Index_20_Link">1. 问题一<text:tab/>10</text:a></text:p>
          <text:p text:style-name="P43"><text:a xlink:type="simple" xlink:href="#__RefHeading___Toc13222_1649206321%20%E5%89%AF%E6%9C%AC%201" text:style-name="Index_20_Link" text:visited-style-name="Index_20_Link">2. 问题二<text:tab/>10</text:a></text:p>
          <text:p text:style-name="P43"><text:a xlink:type="simple" xlink:href="#__RefHeading___Toc13222_1649206321%20%E5%89%AF%E6%9C%AC%202" text:style-name="Index_20_Link" text:visited-style-name="Index_20_Link">3. 问题三<text:tab/>10</text:a></text:p>
          <text:p text:style-name="P42"><text:a xlink:type="simple" xlink:href="#__RefHeading___Toc13228_1649206321" text:style-name="Index_20_Link" text:visited-style-name="Index_20_Link">2.2. 涉众与用户<text:tab/>11</text:a></text:p>
          <text:p text:style-name="P43"><text:a xlink:type="simple" xlink:href="#__RefHeading___Toc13230_1649206321" text:style-name="Index_20_Link" text:visited-style-name="Index_20_Link">1. 涉众<text:tab/>11</text:a></text:p>
          <text:p text:style-name="P43"><text:a xlink:type="simple" xlink:href="#__RefHeading___Toc13232_1649206321" text:style-name="Index_20_Link" text:visited-style-name="Index_20_Link">2. 用户<text:tab/>11</text:a></text:p>
          <text:p text:style-name="P42"><text:a xlink:type="simple" xlink:href="#__RefHeading___Toc13234_1649206321" text:style-name="Index_20_Link" text:visited-style-name="Index_20_Link">2.3. 用户需求<text:tab/>12</text:a></text:p>
          <text:p text:style-name="P42"><text:a xlink:type="simple" xlink:href="#__RefHeading___Toc13236_1649206321" text:style-name="Index_20_Link" text:visited-style-name="Index_20_Link">2.4. 产品概述<text:tab/>13</text:a></text:p>
          <text:p text:style-name="P43"><text:a xlink:type="simple" xlink:href="#__RefHeading___Toc3259_1373992084" text:style-name="Index_20_Link" text:visited-style-name="Index_20_Link">1. 产品定位陈述<text:tab/>13</text:a></text:p>
          <text:p text:style-name="P43"><text:a xlink:type="simple" xlink:href="#__RefHeading___Toc3261_1373992084" text:style-name="Index_20_Link" text:visited-style-name="Index_20_Link">2. <text:s/>完整的产品概述<text:tab/>13</text:a></text:p>
          <text:p text:style-name="P42"><text:a xlink:type="simple" xlink:href="#__RefHeading___Toc3263_1373992084" text:style-name="Index_20_Link" text:visited-style-name="Index_20_Link">2.5. 产品特性<text:tab/>13</text:a></text:p>
          <text:p text:style-name="P42"><text:a xlink:type="simple" xlink:href="#__RefHeading___Toc13244_1649206321" text:style-name="Index_20_Link" text:visited-style-name="Index_20_Link">2.6. 其他产品需求<text:tab/>13</text:a></text:p>
          <text:p text:style-name="P43"><text:a xlink:type="simple" xlink:href="#__RefHeading___Toc2269_126482087" text:style-name="Index_20_Link" text:visited-style-name="Index_20_Link">1. 可应用标准<text:tab/>13</text:a></text:p>
          <text:p text:style-name="P43"><text:a xlink:type="simple" xlink:href="#__RefHeading___Toc2271_126482087" text:style-name="Index_20_Link" text:visited-style-name="Index_20_Link">2. <text:s/>系统需求<text:tab/>13</text:a></text:p>
          <text:p text:style-name="P43"><text:a xlink:type="simple" xlink:href="#__RefHeading___Toc2273_126482087" text:style-name="Index_20_Link" text:visited-style-name="Index_20_Link">3. <text:s/>其他<text:tab/>13</text:a></text:p>
          <text:p text:style-name="P41"><text:a xlink:type="simple" xlink:href="#__RefHeading___Toc14371_1003501382" text:style-name="Index_20_Link" text:visited-style-name="Index_20_Link">第3章 <text:s/>用况建模<text:tab/>14</text:a></text:p>
          <text:p text:style-name="P42"><text:a xlink:type="simple" xlink:href="#__RefHeading___Toc14373_1003501382" text:style-name="Index_20_Link" text:visited-style-name="Index_20_Link">3.1. 术语表<text:tab/>14</text:a></text:p>
          <text:p text:style-name="P42"><text:a xlink:type="simple" xlink:href="#__RefHeading___Toc2108_1036705661" text:style-name="Index_20_Link" text:visited-style-name="Index_20_Link">3.2. 系统用况<text:tab/>15</text:a></text:p>
          <text:p text:style-name="P42"><text:a xlink:type="simple" xlink:href="#__RefHeading___Toc2275_126482087" text:style-name="Index_20_Link" text:visited-style-name="Index_20_Link">3.3. 系统用例<text:tab/>15</text:a></text:p>
          <text:p text:style-name="P43"><text:a xlink:type="simple" xlink:href="#__RefHeading___Toc2277_126482087" text:style-name="Index_20_Link" text:visited-style-name="Index_20_Link">1. 用况1: 消费视频内容<text:tab/>15</text:a></text:p>
          <text:p text:style-name="P43"><text:a xlink:type="simple" xlink:href="#__RefHeading___Toc2281_126482087" text:style-name="Index_20_Link" text:visited-style-name="Index_20_Link">2. 用况2: 视频发布<text:tab/>18</text:a></text:p>
          <text:p text:style-name="P43"><text:a xlink:type="simple" xlink:href="#__RefHeading___Toc2287_126482087" text:style-name="Index_20_Link" text:visited-style-name="Index_20_Link">3. 用况3: 内容审核<text:tab/>20</text:a></text:p>
          <text:p text:style-name="P43"><text:a xlink:type="simple" xlink:href="#__RefHeading___Toc2289_126482087" text:style-name="Index_20_Link" text:visited-style-name="Index_20_Link">4. 用况4: 用户管理<text:tab/>21</text:a></text:p>
          <text:p text:style-name="P41"><text:a xlink:type="simple" xlink:href="#__RefHeading___Toc8567_481696549" text:style-name="Index_20_Link" text:visited-style-name="Index_20_Link"><text:soft-page-break/>第4章 需求分析<text:tab/>23</text:a></text:p>
          <text:p text:style-name="P42"><text:a xlink:type="simple" xlink:href="#__RefHeading___Toc8569_481696549" text:style-name="Index_20_Link" text:visited-style-name="Index_20_Link">4.1. 健壮性分析<text:tab/>23</text:a></text:p>
          <text:p text:style-name="P42"><text:a xlink:type="simple" xlink:href="#__RefHeading___Toc8571_481696549" text:style-name="Index_20_Link" text:visited-style-name="Index_20_Link">4.2. 交互建模<text:tab/>23</text:a></text:p>
          <text:p text:style-name="P41"><text:a xlink:type="simple" xlink:href="#__RefHeading___Toc8573_481696549" text:style-name="Index_20_Link" text:visited-style-name="Index_20_Link">第5章 架构设计<text:tab/>24</text:a></text:p>
          <text:p text:style-name="P41"><text:a xlink:type="simple" xlink:href="#__RefHeading___Toc8575_481696549" text:style-name="Index_20_Link" text:visited-style-name="Index_20_Link">第6章 详细设计<text:tab/>25</text:a></text:p>
          <text:p text:style-name="P41"><text:a xlink:type="simple" xlink:href="#__RefHeading__2857_375319270" text:style-name="Index_20_Link" text:visited-style-name="Index_20_Link">后记<text:tab/>26</text:a></text:p>
          <text:p text:style-name="P41"><text:a xlink:type="simple" xlink:href="#__RefHeading__3696_145136877" text:style-name="Index_20_Link" text:visited-style-name="Index_20_Link">参考文献<text:tab/>27</text:a></text:p>
        </text:index-body>
      </text:table-of-content>
      <text:list text:style-name="Outline">
        <text:list-item>
          <text:h text:style-name="P44" text:outline-level="1"><text:bookmark-start text:name="__RefHeading__3584_145136877"/><text:s/>立项<text:bookmark-end text:name="__RefHeading__3584_145136877"/></text:h>
        </text:list-item>
      </text:list>
      <text:p text:style-name="P45"/>
      <text:list text:continue-numbering="true" text:style-name="Outline">
        <text:list-item>
          <text:list>
            <text:list-item>
              <text:h text:style-name="P46"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7">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7">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7">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7">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7">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7">资源评估：时间：12个月，人力：开发团队七人，资金：开发团队人员工资，使用云端服务器的资金。</text:p>
      <text:p text:style-name="Text_20_body"><text:s text:c="9"/></text:p>
      <text:list text:continue-numbering="true" text:style-name="Outline">
        <text:list-item>
          <text:list>
            <text:list-item>
              <text:h text:style-name="P48" text:outline-level="2"><text:bookmark-start text:name="__RefHeading___Toc2594_126482087"/>Business Case<text:bookmark-end text:name="__RefHeading___Toc2594_126482087"/></text:h>
            </text:list-item>
          </text:list>
        </text:list-item>
      </text:list>
      <text:p text:style-name="P49"/>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7">项目名称：VidSp<text:span text:style-name="T15">h</text:span>ere - 全民短视频创作与社交平台</text:p>
      <text:p text:style-name="P47">核心问题：现代人碎片化时间增多，渴望获得情绪价值，但现有平台未能充分满足各年龄段用户简单创作、深度互动和获得情绪价值的需求。</text:p>
      <text:p text:style-name="P47">解决方案：开发一个集多样交互、全龄社交、透明创作激励和电商集成于一体的短视频平台。</text:p>
      <text:p text:style-name="P47">投资需求：7人团队，12个月开发周期，总预算:开发团队人员工资，使用云端服务器的资金等<text:span text:style-name="T16">xx</text:span>。</text:p>
      <text:p text:style-name="P47">核心价值：通过特定内容推荐机制和构建全龄化社区，快速占领被忽视的中老年及轻度用户市场。</text:p>
      <text:p text:style-name="P47">预期回报：预计24个月内实现盈亏平衡。</text:p>
      <text:p text:style-name="P50"/>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7">⚡当前市场痛点：存在较大提升空间，足以成为与现有平台竞争的优势</text:p>
      <text:p text:style-name="P47"><text:span text:style-name="T17"><text:tab/>1</text:span><text:span text:style-name="T18">、</text:span>互动体验单一：评论和点赞无法满足用户深度的网络社交需求</text:p>
      <text:p text:style-name="P47"><text:span text:style-name="T17"><text:tab/>2</text:span><text:span text:style-name="T18">、年龄跨度</text:span>鸿沟：缺乏专门为多年龄段设计的交互界面和内容推荐机制</text:p>
      <text:p text:style-name="P47"><text:span text:style-name="T17"><text:tab/>3</text:span><text:span text:style-name="T18">、创作者收益模糊</text:span>：创作者难以从数据中分析获得具体的收益占比</text:p>
      <text:p text:style-name="P47"><text:span text:style-name="T17"><text:tab/>4</text:span><text:span text:style-name="T18">、内容与商业平衡</text:span>：内容消费与商品购买体验割裂</text:p>
      <text:p text:style-name="P47">⚡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7">⚡核心价值主张：</text:p>
      <text:p text:style-name="P47"><text:span text:style-name="T20"><text:tab/>1. </text:span>对普通用户："随手拍，随时赚，找到懂你的朋友"</text:p>
      <text:p text:style-name="P47"><text:span text:style-name="T20"><text:tab/>2. </text:span>对商家："从内容种草到下单收货的完整营销回路"</text:p>
      <text:p text:style-name="P51"><text:span text:style-name="T20"><text:tab/>3. </text:span>对创作者："创作质量越高，回报越高"</text:p>
      <text:p text:style-name="P51"><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7">⚡关键创新点：</text:p>
      <text:p text:style-name="P47"><text:span text:style-name="T22"><text:tab/>1</text:span>. 多种交互体验：可变化字体模式、语音评论、多种弹幕设置，定制点赞等图像动画</text:p>
      <text:p text:style-name="P47"><text:span text:style-name="T22"><text:tab/>2</text:span>. 情绪价值社区：基于兴趣和情绪的智能匹配，连接有共鸣的用户</text:p>
      <text:p text:style-name="P47"><text:span text:style-name="T22"><text:tab/>3</text:span>. 透明数据分析机制：点赞、评论、转发等都会明理规定和分析多少数据量产生多少收益</text:p>
      <text:p text:style-name="P51"><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7">⚡客户细分：</text:p>
      <text:p text:style-name="P47"><text:tab/>1. 风险投资机构</text:p>
      <text:p text:style-name="P52"><text:tab/>2. <text:span text:style-name="Strong_20_Emphasis"><text:span text:style-name="T23">战略投资者（如大型互联网公司、手机厂商）</text:span></text:span></text:p>
      <text:p text:style-name="P52"><text:tab/>3. <text:span text:style-name="Strong_20_Emphasis"><text:span text:style-name="T23">天使投资人</text:span></text:span></text:p>
      <text:p text:style-name="P47">⚡价值主张：</text:p>
      <text:p text:style-name="P47"><text:span text:style-name="T24"><text:tab/>1. </text:span><text:span text:style-name="Strong_20_Emphasis"><text:span text:style-name="T24">巨大市场机会</text:span></text:span>：我们瞄准的是被主流平台忽视的“全龄化”蓝海市场，特别是中老年创作者群体，潜力巨大。</text:p>
      <text:p text:style-name="P47"><text:span text:style-name="T24"><text:tab/>2. </text:span><text:span text:style-name="Strong_20_Emphasis"><text:span text:style-name="T24">高壁垒模式</text:span></text:span><text:span text:style-name="T24">：</text:span>“多样交互 + 全龄社区 + 透明激励”构成难以复制的商业闭环。</text:p>
      <text:p text:style-name="P47"><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7"><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7"><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47"><text:span text:style-name="T24"><text:tab/>6. </text:span><text:span text:style-name="Strong_20_Emphasis"><text:span text:style-name="T24">数据价值</text:span></text:span><text:span text:style-name="T24">：</text:span>获取独特的跨代际用户行为数据，具有极高的战略价值。</text:p>
      <text:p text:style-name="P47"><text:span text:style-name="T24"><text:tab/>7. </text:span><text:span text:style-name="Strong_20_Emphasis"><text:span text:style-name="T24">卓越团队</text:span></text:span><text:span text:style-name="T24">：</text:span>展示我们7人团队在技术、产品和运营上的互补性与强大执行力。</text:p>
      <text:p text:style-name="P47"><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7"><text:span text:style-name="T24"><text:tab/>9. </text:span><text:span text:style-name="Strong_20_Emphasis"><text:span text:style-name="T24">高回报潜力</text:span></text:span><text:span text:style-name="T24">：</text:span>以少量资金在早期支持一个可能成长为独角兽的项目。</text:p>
      <text:p text:style-name="P47">⚡渠道通路：应用商店、老年人社区合作、校园推广、社交媒体投放广告</text:p>
      <text:p text:style-name="P47">⚡客户关系：<text:span text:style-name="Strong_20_Emphasis"><text:span text:style-name="T23">战略伙伴与董事会治理，协同工作组与业务技术合作，导师顾问与团队代表</text:span></text:span></text:p>
      <text:p text:style-name="P47">⚡收入来源：</text:p>
      <text:p text:style-name="P47"><text:span text:style-name="T26"><text:tab/>1. </text:span>电商佣金（5-15%）</text:p>
      <text:p text:style-name="P47"><text:span text:style-name="T26"><text:tab/>2. </text:span>直播礼物分成（50%）</text:p>
      <text:p text:style-name="P47"><text:span text:style-name="T26"><text:tab/>3. </text:span>广告收入</text:p>
      <text:p text:style-name="P47"><text:span text:style-name="T26"><text:tab/>4. </text:span>定制专属的交互模式</text:p>
      <text:p text:style-name="P47"><text:span text:style-name="T26"><text:tab/>5. </text:span>高级会员服务</text:p>
      <text:p text:style-name="P47">⚡核心资源：智能推流算法、多年龄UI设计能力、创作者社区</text:p>
      <text:p text:style-name="P47">⚡关键业务：平台开发、内容审核、创作者运营、商家管理</text:p>
      <text:p text:style-name="P47">⚡重要伙伴：支付网关、物流查询API、各大合作产品商、老年大学和社区、高校</text:p>
      <text:p text:style-name="P47">⚡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7">5.</text:span><text:span text:style-name="T18"> 成本效益分析</text:span><text:bookmark-end text:name="__RefHeading___Toc2604_126482087"/></text:h>
                </text:list-header>
              </text:list>
            </text:list-item>
          </text:list>
        </text:list-item>
      </text:list>
      <text:p text:style-name="P47">⚡投资估算（12个月）：</text:p>
      <text:p text:style-name="P47"><text:span text:style-name="T28"><text:tab/></text:span><text:span text:style-name="T29">1. </text:span>成本类别：人力成本</text:p>
      <text:p text:style-name="P47"><text:tab/>估算金额：xx万元</text:p>
      <text:p text:style-name="P47"><text:tab/>备注：7人团队（含薪资福利）</text:p>
      <text:p text:style-name="P47"><text:span text:style-name="T28"><text:tab/>2. </text:span>成本类别：技术基础设施</text:p>
      <text:p text:style-name="P47"><text:tab/>估算金额：<text:span text:style-name="T30">xx</text:span> 万元</text:p>
      <text:p text:style-name="P47"><text:tab/>备注：云服务器、数据库存储</text:p>
      <text:p text:style-name="P47"><text:span text:style-name="T28"><text:tab/>3. </text:span>成本类别：营销推广</text:p>
      <text:p text:style-name="P47"><text:tab/>估算金额：<text:span text:style-name="T30">xx</text:span> 万元</text:p>
      <text:p text:style-name="P47"><text:tab/>备注：用户获取、渠道合作</text:p>
      <text:p text:style-name="P47"><text:span text:style-name="T28"><text:tab/>4. </text:span>成本类别：运营管理</text:p>
      <text:p text:style-name="P47"><text:tab/>估算金额：<text:span text:style-name="T30">xx</text:span> 万元</text:p>
      <text:p text:style-name="P47"><text:tab/>备注：内容审核、管理员资金</text:p>
      <text:p text:style-name="P47"><text:soft-page-break/><text:span text:style-name="T28"><text:tab/>5. </text:span>总计</text:p>
      <text:p text:style-name="P47"><text:tab/>估算金额：<text:span text:style-name="T30">xx</text:span></text:p>
      <text:p text:style-name="P47"/>
      <text:p text:style-name="P47">⚡收益预测：</text:p>
      <text:p text:style-name="P47">第1年：主要收入来自直播礼物打赏分成，预计月收入逐步增长至 <text:span text:style-name="T31">xx</text:span> 万元</text:p>
      <text:p text:style-name="P47">第2年：电商佣金成为主要收入来源，预计月收入 <text:span text:style-name="T31">xx</text:span> 万元</text:p>
      <text:p text:style-name="P47">第3年：广告和会员服务收入增长，预计年收入 <text:span text:style-name="T31">xx</text:span> 万元</text:p>
      <text:p text:style-name="P47"/>
      <text:p text:style-name="P47">⚡投资回报：</text:p>
      <text:p text:style-name="P47">投资回收期：24个月</text:p>
      <text:p text:style-name="P47">3年ROI（投资回报率）：预计 1<text:span text:style-name="T32">0</text:span>0-2<text:span text:style-name="T32">0</text:span>0%</text:p>
      <text:p text:style-name="P47">净现值（NPV）：正 <text:span text:style-name="T33">1</text:span><text:span text:style-name="T34">0</text:span><text:span text:style-name="T33">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3">风险类别</text:p>
          </table:table-cell>
          <table:table-cell table:style-name="表格3.A1" office:value-type="string">
            <text:p text:style-name="P53">风险描述</text:p>
          </table:table-cell>
          <table:table-cell table:style-name="表格3.A1" office:value-type="string">
            <text:p text:style-name="P53">概率</text:p>
          </table:table-cell>
          <table:table-cell table:style-name="表格3.A1" office:value-type="string">
            <text:p text:style-name="P53">影响</text:p>
          </table:table-cell>
          <table:table-cell table:style-name="表格3.A1" office:value-type="string">
            <text:p text:style-name="P53">缓解策略</text:p>
          </table:table-cell>
        </table:table-row>
        <table:table-row table:style-name="表格3.2">
          <table:table-cell table:style-name="表格3.A2" office:value-type="string">
            <text:p text:style-name="P54">市场风险</text:p>
          </table:table-cell>
          <table:table-cell table:style-name="表格3.A2" office:value-type="string">
            <text:p text:style-name="P55">用户增长不及预期</text:p>
          </table:table-cell>
          <table:table-cell table:style-name="表格3.A2" office:value-type="string">
            <text:p text:style-name="P54">中</text:p>
          </table:table-cell>
          <table:table-cell table:style-name="表格3.A2" office:value-type="string">
            <text:p text:style-name="P54">高</text:p>
          </table:table-cell>
          <table:table-cell table:style-name="表格3.A2" office:value-type="string">
            <text:p text:style-name="P54">聚焦细分市场（先攻校园和老年社区），建立口碑</text:p>
          </table:table-cell>
        </table:table-row>
        <table:table-row table:style-name="表格3.2">
          <table:table-cell table:style-name="表格3.A2" office:value-type="string">
            <text:p text:style-name="P54">技术风险</text:p>
          </table:table-cell>
          <table:table-cell table:style-name="表格3.A2" office:value-type="string">
            <text:p text:style-name="P55">推送算法不达效果</text:p>
          </table:table-cell>
          <table:table-cell table:style-name="表格3.A2" office:value-type="string">
            <text:p text:style-name="P54">中</text:p>
          </table:table-cell>
          <table:table-cell table:style-name="表格3.A2" office:value-type="string">
            <text:p text:style-name="P54">中</text:p>
          </table:table-cell>
          <table:table-cell table:style-name="表格3.A2" office:value-type="string">
            <text:p text:style-name="P54">采用成熟框架+人工优化，逐步迭代</text:p>
          </table:table-cell>
        </table:table-row>
        <table:table-row table:style-name="表格3.2">
          <table:table-cell table:style-name="表格3.A2" office:value-type="string">
            <text:p text:style-name="P54">实施风险</text:p>
          </table:table-cell>
          <table:table-cell table:style-name="表格3.A2" office:value-type="string">
            <text:p text:style-name="P55">大部分人群（特别是老年群体）不愿意使用</text:p>
          </table:table-cell>
          <table:table-cell table:style-name="表格3.A2" office:value-type="string">
            <text:p text:style-name="P54">中</text:p>
          </table:table-cell>
          <table:table-cell table:style-name="表格3.A2" office:value-type="string">
            <text:p text:style-name="P54">高</text:p>
          </table:table-cell>
          <table:table-cell table:style-name="表格3.A2" office:value-type="string">
            <text:p text:style-name="P54">推动广告合作和宣传，寻找合适的代言人</text:p>
          </table:table-cell>
        </table:table-row>
        <table:table-row table:style-name="表格3.2">
          <table:table-cell table:style-name="表格3.A2" office:value-type="string">
            <text:p text:style-name="P54">运营风险</text:p>
          </table:table-cell>
          <table:table-cell table:style-name="表格3.A2" office:value-type="string">
            <text:p text:style-name="P55">内容审核压力大</text:p>
          </table:table-cell>
          <table:table-cell table:style-name="表格3.A2" office:value-type="string">
            <text:p text:style-name="P54">高</text:p>
          </table:table-cell>
          <table:table-cell table:style-name="表格3.A2" office:value-type="string">
            <text:p text:style-name="P54">高</text:p>
          </table:table-cell>
          <table:table-cell table:style-name="表格3.A2" office:value-type="string">
            <text:p text:style-name="P54">招录专项审核团队，开发AI辅助审核工具</text:p>
          </table:table-cell>
        </table:table-row>
        <table:table-row table:style-name="表格3.2">
          <table:table-cell table:style-name="表格3.A2" office:value-type="string">
            <text:p text:style-name="P54">竞争风险</text:p>
          </table:table-cell>
          <table:table-cell table:style-name="表格3.A2" office:value-type="string">
            <text:p text:style-name="P55">巨头复制核心功能</text:p>
          </table:table-cell>
          <table:table-cell table:style-name="表格3.A2" office:value-type="string">
            <text:p text:style-name="P54">低</text:p>
          </table:table-cell>
          <table:table-cell table:style-name="表格3.A2" office:value-type="string">
            <text:p text:style-name="P54">中</text:p>
          </table:table-cell>
          <table:table-cell table:style-name="表格3.A2" office:value-type="string">
            <text:p text:style-name="P54">快速建立社区壁垒，深耕细分用户需求</text:p>
          </table:table-cell>
        </table:table-row>
        <table:table-row table:style-name="表格3.2">
          <table:table-cell table:style-name="表格3.A1" office:value-type="string">
            <text:p text:style-name="P54">财务风险</text:p>
          </table:table-cell>
          <table:table-cell table:style-name="表格3.A1" office:value-type="string">
            <text:p text:style-name="P55">资金链断裂</text:p>
          </table:table-cell>
          <table:table-cell table:style-name="表格3.A1" office:value-type="string">
            <text:p text:style-name="P54">中</text:p>
          </table:table-cell>
          <table:table-cell table:style-name="表格3.A1" office:value-type="string">
            <text:p text:style-name="P54">高</text:p>
          </table:table-cell>
          <table:table-cell table:style-name="表格3.A1" office:value-type="string">
            <text:p text:style-name="P54">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5">7.</text:span><text:span text:style-name="T36"> 实施计划</text:span><text:bookmark-end text:name="__RefHeading___Toc2608_126482087"/></text:h>
                </text:list-header>
              </text:list>
            </text:list-item>
          </text:list>
        </text:list-item>
      </text:list>
      <text:p text:style-name="P47">⚡阶段1（1-6个月）：核心开发</text:p>
      <text:p text:style-name="P47">核心视频上传、播放、互动功能</text:p>
      <text:p text:style-name="P47">基础创作者激励系统</text:p>
      <text:p text:style-name="P47">//内测用户招募（1000人）？</text:p>
      <text:p text:style-name="P47">⚡阶段2（7-9个月）：功能完善</text:p>
      <text:p text:style-name="P47"><text:soft-page-break/>多样互动模式上线</text:p>
      <text:p text:style-name="P47">电商功能集成</text:p>
      <text:p text:style-name="P47">软件公测一轮</text:p>
      <text:p text:style-name="P47">区域推广开始</text:p>
      <text:p text:style-name="P47">⚡阶段3（10-12个月）：商业化探索</text:p>
      <text:p text:style-name="P47">直播功能上线</text:p>
      <text:p text:style-name="P47">广告系统测试</text:p>
      <text:p text:style-name="P47">软件公测二轮</text:p>
      <text:p text:style-name="P47">数据分析和优化</text:p>
      <text:p text:style-name="P47">全规模推广</text:p>
      <text:list text:continue-numbering="true" text:style-name="Outline">
        <text:list-item>
          <text:list>
            <text:list-item>
              <text:list>
                <text:list-header>
                  <text:h text:style-name="P56" text:outline-level="3" text:is-list-header="true"/>
                  <text:h text:style-name="P57" text:outline-level="3" text:is-list-header="true"><text:bookmark-start text:name="__RefHeading___Toc2610_126482087"/><text:span text:style-name="T35">8.</text:span><text:span text:style-name="T36"> 替代方案分析</text:span><text:bookmark-end text:name="__RefHeading___Toc2610_126482087"/></text:h>
                </text:list-header>
              </text:list>
            </text:list-item>
          </text:list>
        </text:list-item>
      </text:list>
      <text:p text:style-name="P47">方案A：自主研发（选择）</text:p>
      <text:p text:style-name="P47">优势：建立核心技术壁垒，完全控制用户体验和业务方向</text:p>
      <text:p text:style-name="P47">劣势：前期投入较大，开发周期较长</text:p>
      <text:p text:style-name="P47">方案B：基于开源方案二次开发</text:p>
      <text:p text:style-name="P47">优势：启动快速，成本较低</text:p>
      <text:p text:style-name="P47">劣势：定制能力有限，难以形成差异化</text:p>
      <text:p text:style-name="P47">方案C：与现有平台合作</text:p>
      <text:p text:style-name="P47">优势：风险小，可借助现有流量</text:p>
      <text:p text:style-name="P47">劣势：利润空间小，受制于合作方政策</text:p>
      <text:p text:style-name="P47">//方案D：不做任何事</text:p>
      <text:p text:style-name="P47">风险：错失服务"数字鸿沟"群体的巨大市场机会</text:p>
      <text:list text:continue-numbering="true" text:style-name="Outline">
        <text:list-item>
          <text:list>
            <text:list-item>
              <text:list>
                <text:list-header>
                  <text:h text:style-name="P57" text:outline-level="3" text:is-list-header="true"/>
                  <text:h text:style-name="P57" text:outline-level="3" text:is-list-header="true"><text:bookmark-start text:name="__RefHeading___Toc2612_126482087"/><text:span text:style-name="T37">9.</text:span><text:span text:style-name="T36"> 结论与建议</text:span><text:bookmark-end text:name="__RefHeading___Toc2612_126482087"/></text:h>
                </text:list-header>
              </text:list>
            </text:list-item>
          </text:list>
        </text:list-item>
      </text:list>
      <text:p text:style-name="P58"><text:span text:style-name="T38">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7">尽管存在用户获取和内容审核的挑战，但通过聚焦细分市场和构建技术优势，项目具有清晰的盈利路径和可观的投资回报。</text:p>
      <text:p text:style-name="P50"/>
      <text:p text:style-name="P53">我们强烈建议批准该项目，并提供相应预算和资源，立即启动开发。</text:p>
      <text:p text:style-name="P47"/>
      <text:p text:style-name="P50"/>
      <text:list text:continue-numbering="true" text:style-name="Outline">
        <text:list-item>
          <text:h text:style-name="P4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59"><text:span text:style-name="T24">碎片化时间</text:span>：<text:span text:style-name="T39">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60" text:outline-level="3" text:is-list-header="true"/>
                </text:list-header>
                <text:list-item>
                  <text:h text:style-name="P60"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1">要素</text:p>
          </table:table-cell>
          <table:table-cell table:style-name="表格7.B1" office:value-type="string">
            <text:p text:style-name="P61">描述</text:p>
          </table:table-cell>
        </table:table-row>
        <table:table-row>
          <table:table-cell table:style-name="表格7.A2" office:value-type="string">
            <text:p text:style-name="P61">问题</text:p>
          </table:table-cell>
          <table:table-cell table:style-name="表格7.B2" office:value-type="string">
            <text:p text:style-name="P59"><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61">影响</text:p>
          </table:table-cell>
          <table:table-cell table:style-name="表格7.B2" office:value-type="string">
            <text:p text:style-name="P61">人们可以通过视频了解感受其他人，信息也可以通过视频传播达到更多人知晓的效果</text:p>
          </table:table-cell>
        </table:table-row>
        <table:table-row>
          <table:table-cell table:style-name="表格7.A2" office:value-type="string">
            <text:p text:style-name="P61">结果</text:p>
          </table:table-cell>
          <table:table-cell table:style-name="表格7.B2" office:value-type="string">
            <text:p text:style-name="P61">事件的影响力增强，对于普法，新闻，文章的传播力增强</text:p>
          </table:table-cell>
        </table:table-row>
        <table:table-row>
          <table:table-cell table:style-name="表格7.A2" office:value-type="string">
            <text:p text:style-name="P61">优点</text:p>
          </table:table-cell>
          <table:table-cell table:style-name="表格7.B2" office:value-type="string">
            <text:p text:style-name="P61">传播信息，快速获取信息</text:p>
          </table:table-cell>
        </table:table-row>
      </table:table>
      <text:list text:continue-numbering="true" text:style-name="Outline">
        <text:list-item>
          <text:list>
            <text:list-item>
              <text:list>
                <text:list-header>
                  <text:h text:style-name="P60" text:outline-level="3" text:is-list-header="true"/>
                </text:list-header>
                <text:list-item>
                  <text:h text:style-name="P60"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1">要素</text:p>
          </table:table-cell>
          <table:table-cell table:style-name="表格8.B1" office:value-type="string">
            <text:p text:style-name="P61">描述</text:p>
          </table:table-cell>
        </table:table-row>
        <table:table-row>
          <table:table-cell table:style-name="表格8.A2" office:value-type="string">
            <text:p text:style-name="P61">问题</text:p>
          </table:table-cell>
          <table:table-cell table:style-name="表格8.B2" office:value-type="string">
            <text:p text:style-name="P59"><text:span text:style-name="T24">网络社交的热潮：</text:span><text:span text:style-name="T39">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61">影响</text:p>
          </table:table-cell>
          <table:table-cell table:style-name="表格8.B2" office:value-type="string">
            <text:p text:style-name="P61">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61">结果</text:p>
          </table:table-cell>
          <table:table-cell table:style-name="表格8.B2" office:value-type="string">
            <text:p text:style-name="P61">人们通过平台建交，各自分享生活，人与人之间的联系加深</text:p>
          </table:table-cell>
        </table:table-row>
        <table:table-row>
          <table:table-cell table:style-name="表格8.A2" office:value-type="string">
            <text:p text:style-name="P61">优点</text:p>
          </table:table-cell>
          <table:table-cell table:style-name="表格8.B2" office:value-type="string">
            <text:p text:style-name="P61">更真实的表达自我，对自己的兴趣挖掘更深刻</text:p>
          </table:table-cell>
        </table:table-row>
      </table:table>
      <text:list text:continue-numbering="true" text:style-name="Outline">
        <text:list-item>
          <text:list>
            <text:list-item>
              <text:h text:style-name="P62"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3">涉众类型</text:p>
          </table:table-cell>
          <table:table-cell table:style-name="表格1.A1" office:value-type="string">
            <text:p text:style-name="P63">涉众角色</text:p>
          </table:table-cell>
          <table:table-cell table:style-name="表格1.A1" office:value-type="string">
            <text:p text:style-name="P63">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63">用户</text:p>
          </table:table-cell>
          <table:table-cell table:style-name="表格1.A2" office:value-type="string">
            <text:p text:style-name="P63">业务代表</text:p>
          </table:table-cell>
          <table:table-cell table:style-name="表格1.A2" office:value-type="string">
            <text:p text:style-name="P63">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3">用户</text:p>
          </table:table-cell>
          <table:table-cell table:style-name="表格1.A2" office:value-type="string">
            <text:p text:style-name="P63">业务代表</text:p>
          </table:table-cell>
          <table:table-cell table:style-name="表格1.A2" office:value-type="string">
            <text:p text:style-name="P63">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3">开发团队</text:p>
          </table:table-cell>
          <table:table-cell table:style-name="表格1.A2" office:value-type="string">
            <text:p text:style-name="P63">需求工程师</text:p>
          </table:table-cell>
          <table:table-cell table:style-name="表格1.A2" office:value-type="string">
            <text:p text:style-name="P63">C</text:p>
          </table:table-cell>
          <table:table-cell table:style-name="表格1.D2" office:value-type="string">
            <text:p text:style-name="表格正文">分析业务代表提供的需求</text:p>
          </table:table-cell>
        </table:table-row>
        <table:table-row>
          <table:table-cell table:style-name="表格1.A2" office:value-type="string">
            <text:p text:style-name="P64">开发团队</text:p>
          </table:table-cell>
          <table:table-cell table:style-name="表格1.A2" office:value-type="string">
            <text:p text:style-name="P63">前端开发人员</text:p>
          </table:table-cell>
          <table:table-cell table:style-name="表格1.A2" office:value-type="string">
            <text:p text:style-name="P63">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4">开发团队</text:p>
          </table:table-cell>
          <table:table-cell table:style-name="表格1.A2" office:value-type="string">
            <text:p text:style-name="P63">后端开发人员</text:p>
          </table:table-cell>
          <table:table-cell table:style-name="表格1.A2" office:value-type="string">
            <text:p text:style-name="P63">E</text:p>
          </table:table-cell>
          <table:table-cell table:style-name="表格1.D2" office:value-type="string">
            <text:p text:style-name="P65">后端代码实现</text:p>
          </table:table-cell>
        </table:table-row>
        <table:table-row>
          <table:table-cell table:style-name="表格1.A2" office:value-type="string">
            <text:p text:style-name="P63">开发团队</text:p>
          </table:table-cell>
          <table:table-cell table:style-name="表格1.A2" office:value-type="string">
            <text:p text:style-name="P63">项目经理</text:p>
          </table:table-cell>
          <table:table-cell table:style-name="表格1.A2" office:value-type="string">
            <text:p text:style-name="P63">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3">开发团队</text:p>
          </table:table-cell>
          <table:table-cell table:style-name="表格1.A2" office:value-type="string">
            <text:p text:style-name="P63">测试人员</text:p>
          </table:table-cell>
          <table:table-cell table:style-name="表格1.A2" office:value-type="string">
            <text:p text:style-name="P63">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3">运维团队</text:p>
          </table:table-cell>
          <table:table-cell table:style-name="表格1.A2" office:value-type="string">
            <text:p text:style-name="P63">系统运维工程师</text:p>
          </table:table-cell>
          <table:table-cell table:style-name="表格1.A2" office:value-type="string">
            <text:p text:style-name="P63">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3">运维团队</text:p>
          </table:table-cell>
          <table:table-cell table:style-name="表格1.A2" office:value-type="string">
            <text:p text:style-name="P63">网络运维工程师</text:p>
          </table:table-cell>
          <table:table-cell table:style-name="表格1.A2" office:value-type="string">
            <text:p text:style-name="P63">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3">运维团队</text:p>
          </table:table-cell>
          <table:table-cell table:style-name="表格1.A2" office:value-type="string">
            <text:p text:style-name="P63">安全运维工程师</text:p>
          </table:table-cell>
          <table:table-cell table:style-name="表格1.A2" office:value-type="string">
            <text:p text:style-name="P63">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3">广告商</text:p>
          </table:table-cell>
          <table:table-cell table:style-name="表格1.A2" office:value-type="string">
            <text:p text:style-name="P63">出资者</text:p>
          </table:table-cell>
          <table:table-cell table:style-name="表格1.A2" office:value-type="string">
            <text:p text:style-name="P63">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3">权威机构</text:p>
          </table:table-cell>
          <table:table-cell table:style-name="表格1.A2" office:value-type="string">
            <text:p text:style-name="P63">网信办</text:p>
          </table:table-cell>
          <table:table-cell table:style-name="表格1.A2" office:value-type="string">
            <text:p text:style-name="P63"/>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3">权威机构</text:p>
          </table:table-cell>
          <table:table-cell table:style-name="表格1.A2" office:value-type="string">
            <text:p text:style-name="P63">工信部</text:p>
          </table:table-cell>
          <table:table-cell table:style-name="表格1.A2" office:value-type="string">
            <text:p text:style-name="P63"/>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6"/>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40">为了宣传公司的企业文化或者产品</text:span><text:span text:style-name="T4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7"/>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68"><text:span text:style-name="T42"><text:tab/>普通</text:span><text:span text:style-name="T43">观众</text:span><text:span text:style-name="T44">：</text:span><text:span text:style-name="T45">可以快速清晰的播放视频，实时发表弹幕和评论，也可以看到其他用户发表的弹幕和评论。</text:span></text:p>
      <text:p text:style-name="P69"><text:span text:style-name="T39"><text:tab/></text:span><text:span text:style-name="T46">社区成员：</text:span><text:span text:style-name="T39">可以简洁快速发表视频，可以在后台实时观看到视频播放的数据，类似完播率，点赞率等等，也可以看到视频的点赞量，看到自己发布的所有视频包括隐藏的视频。</text:span></text:p>
      <text:p text:style-name="P69"><text:span text:style-name="T47"><text:tab/></text:span><text:span text:style-name="T48">运营团队</text:span><text:span text:style-name="T46">：</text:span><text:span text:style-name="T39">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0"> <text:s text:c="2"/></text:span><text:bookmark-end text:name="__RefHeading___Toc3259_1373992084"/></text:h>
                </text:list-item>
              </text:list>
            </text:list-item>
          </text:list>
        </text:list-item>
      </text:list>
      <text:p text:style-name="P70"><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0"/></text:p>
      <text:list text:continue-numbering="true" text:style-name="Outline">
        <text:list-item>
          <text:list>
            <text:list-item>
              <text:list>
                <text:list-item>
                  <text:h text:style-name="Heading_20_3" text:outline-level="3"><text:bookmark-start text:name="__RefHeading___Toc3261_1373992084"/><text:span text:style-name="T50"><text:s/></text:span><text:s/>完整的产品概述<text:bookmark-end text:name="__RefHeading___Toc3261_1373992084"/></text:h>
                </text:list-item>
              </text:list>
            </text:list-item>
          </text:list>
        </text:list-item>
      </text:list>
      <text:p text:style-name="P70"><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0"> <text:s/></text:span><text:bookmark-end text:name="__RefHeading___Toc3263_1373992084"/></text:h>
            </text:list-item>
          </text:list>
        </text:list-item>
      </text:list>
      <text:p text:style-name="P70"><text:tab/>人们可以观看不同种类的视频。</text:p>
      <text:p text:style-name="P70"><text:tab/>人们可以发布自己想分享的视频到平台。</text:p>
      <text:p text:style-name="P70"><text:tab/>人们可以对喜欢的视频进行点赞评论转发。</text:p>
      <text:p text:style-name="P70"><text:tab/>人们可以在评论区进行交流。</text:p>
      <text:p text:style-name="P70"><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7"><text:span text:style-name="T51"><text:s text:c="6"/></text:span><text:span text:style-name="T52">《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71"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3"><text:s text:c="6"/></text:span><text:span text:style-name="T54">兼容Web端，移动端</text:span></text:p>
      <text:list text:continue-numbering="true" text:style-name="Outline">
        <text:list-item>
          <text:list>
            <text:list-item>
              <text:list>
                <text:list-item>
                  <text:h text:style-name="P72" text:outline-level="3"><text:bookmark-start text:name="__RefHeading___Toc2273_126482087"/><text:s text:c="2"/>其他<text:bookmark-end text:name="__RefHeading___Toc2273_126482087"/></text:h>
                </text:list-item>
              </text:list>
            </text:list-item>
          </text:list>
        </text:list-item>
      </text:list>
      <text:p text:style-name="Text_20_body"><text:span text:style-name="T53"><text:s text:c="6"/></text:span><text:span text:style-name="T45">用户手册，安装指南，打包等。</text:span></text:p>
      <text:list text:continue-numbering="true" text:style-name="Outline">
        <text:list-item>
          <text:h text:style-name="P73" text:outline-level="1"><text:bookmark-start text:name="__RefHeading___Toc14371_1003501382"/><text:s/>用况建模<text:bookmark-end text:name="__RefHeading___Toc14371_1003501382"/></text:h>
          <text:list>
            <text:list-item>
              <text:h text:style-name="P74"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75">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75">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75">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6">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6">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6">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76">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76">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76">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76">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6">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6">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6">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6">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6">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6">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7" text:outline-level="2"><text:bookmark-start text:name="__RefHeading___Toc2108_1036705661"/>系统用况<text:bookmark-end text:name="__RefHeading___Toc2108_1036705661"/></text:h>
            </text:list-item>
            <text:list-item>
              <text:h text:style-name="P78" text:outline-level="2"><draw:frame draw:style-name="fr1"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201102889531580" text:continue-numbering="true" text:style-name="Outline">
        <text:list-item>
          <text:list>
            <text:list-item>
              <text:list>
                <text:list-item>
                  <text:h text:style-name="P79" text:outline-level="3"><text:bookmark-start text:name="__RefHeading___Toc2277_126482087"/>用况1: 观看视频<text:bookmark-end text:name="__RefHeading___Toc2277_126482087"/></text:h>
                </text:list-item>
              </text:list>
            </text:list-item>
          </text:list>
        </text:list-item>
      </text:list>
      <text:p text:style-name="P47"><text:span text:style-name="Strong_20_Emphasis"><text:span text:style-name="T55">用况名</text:span></text:span><text:span text:style-name="T55">: 观看视频</text:span></text:p>
      <text:p text:style-name="P47"><text:span text:style-name="Strong_20_Emphasis"><text:span text:style-name="T55">简明描述:</text:span></text:span><text:span text:style-name="T55"> 社区成员浏览推荐流并观看短视频，通过简单操作反馈喜好,并且可以发表自己的观点</text:span></text:p>
      <text:p text:style-name="P47"><text:span text:style-name="Strong_20_Emphasis"><text:span text:style-name="T55">系统或子系统</text:span></text:span><text:span text:style-name="T55">：短视频平台</text:span></text:p>
      <text:p text:style-name="P47"><text:span text:style-name="Strong_20_Emphasis"><text:span text:style-name="T55">事件流:</text:span></text:span></text:p>
      <text:p text:style-name="P80">基本流:</text:p>
      <text:list text:style-name="L1">
        <text:list-item>
          <text:p text:style-name="P81">社区成员打开平台，系统展示个性化视频推荐流</text:p>
          <text:p text:style-name="P81"><text:s text:c="5"/><text:span text:style-name="T24">（验证账号）</text:span></text:p>
        </text:list-item>
        <text:list-item>
          <text:p text:style-name="P81">系统确认社区成员账号</text:p>
          <text:p text:style-name="P81"><text:s text:c="5"/><text:span text:style-name="T56">（浏览视频）</text:span></text:p>
        </text:list-item>
        <text:list-item>
          <text:p text:style-name="P81">社区成员上下滑动浏览，选择感兴趣的视频进入观看</text:p>
          <text:p text:style-name="P81"><text:s text:c="5"/><text:span text:style-name="T56">（播放视频）</text:span></text:p>
        </text:list-item>
        <text:list-item>
          <text:p text:style-name="P81">系统播放选中的视频，并记录播放数据</text:p>
          <text:p text:style-name="P82"><text:s text:c="5"/>（展示视频里的弹幕）</text:p>
        </text:list-item>
        <text:list-item>
          <text:p text:style-name="P81">系统在视频播放的不同节点处，在屏幕上放从左到右展示在某一时间节点各个网友发表过的弹幕，弹幕后方显示多少人选择喜欢这条弹幕，多少人选择不喜欢这个弹幕</text:p>
          <text:p text:style-name="P81"><text:s text:c="6"/><text:span text:style-name="T24">（发表弹幕）</text:span></text:p>
        </text:list-item>
        <text:list-item>
          <text:p text:style-name="P81"><text:soft-page-break/>社区成员可以选择在视频播放到某个节点时发表弹幕</text:p>
        </text:list-item>
        <text:list-item>
          <text:p text:style-name="P81">视频播放完毕，自动播放下一遍</text:p>
        </text:list-item>
        <text:list-item>
          <text:p text:style-name="P81">社区成员返回到首页，继续浏览视频</text:p>
        </text:list-item>
      </text:list>
      <text:p text:style-name="P83">子流:</text:p>
      <text:p text:style-name="Text_20_body"><text:s/>S<text:span text:style-name="T57">1：验证账号</text:span></text:p>
      <text:list text:style-name="L2">
        <text:list-item>
          <text:list>
            <text:list-item>
              <text:p text:style-name="P84">系统查看上一次登陆账号</text:p>
            </text:list-item>
            <text:list-item>
              <text:p text:style-name="P84">若没有登陆过的账号，则弹出注册或登陆界面，用户选择注册则系统收录账号密码，如果登陆，系统验证用户所填信息是否正确</text:p>
            </text:list-item>
            <text:list-item>
              <text:p text:style-name="P84">自动登陆上一次的账号</text:p>
            </text:list-item>
            <text:list-item>
              <text:p text:style-name="P84">展现账号的相关数据</text:p>
            </text:list-item>
          </text:list>
        </text:list-item>
      </text:list>
      <text:p text:style-name="Text_20_body">S<text:span text:style-name="T58">2：展示视频里的弹幕</text:span></text:p>
      <text:list text:style-name="L3">
        <text:list-item>
          <text:list>
            <text:list-item>
              <text:p text:style-name="P85">系统在视频播放的时间节点检索社区成员在这个节点发表过的弹幕</text:p>
            </text:list-item>
            <text:list-item>
              <text:p text:style-name="P85">将弹幕按照发表时间顺序从视频上方从左到右滑过</text:p>
            </text:list-item>
            <text:list-item>
              <text:p text:style-name="P85">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86">社区成员喜欢该视频中的内容</text:p>
            </text:list-item>
            <text:list-item>
              <text:p text:style-name="P86">在视频播放的某一刻，发送文字</text:p>
            </text:list-item>
            <text:list-item>
              <text:p text:style-name="P86">系统记录发表的文字，发表文字时的时间节点以及账号</text:p>
            </text:list-item>
            <text:list-item>
              <text:p text:style-name="P86">系统将文字置于视频上方，从右向左飘过</text:p>
            </text:list-item>
          </text:list>
        </text:list-item>
      </text:list>
      <text:p text:style-name="P53">备选流:</text:p>
      <text:p text:style-name="P47">A1: 跳过不感兴趣内容</text:p>
      <text:list text:style-name="L5">
        <text:list-item>
          <text:p text:style-name="P87">在<text:span text:style-name="Strong_20_Emphasis">{浏览视频}</text:span>当社区成员<text:span text:style-name="Strong_20_Emphasis"><text:span text:style-name="T23">对内容不感兴趣</text:span></text:span>，快速划过视频</text:p>
        </text:list-item>
        <text:list-item>
          <text:p text:style-name="P87">系统减少此类内容的推荐权重</text:p>
        </text:list-item>
      </text:list>
      <text:p text:style-name="P47">A2: 收藏视频</text:p>
      <text:list text:style-name="L6">
        <text:list-item>
          <text:p text:style-name="P88">在<text:span text:style-name="Strong_20_Emphasis">{播放视频}</text:span>社区成员对视频内容感兴趣，点击“收藏”</text:p>
        </text:list-item>
        <text:list-item>
          <text:p text:style-name="P88">系统将视频列入社区成员收藏列表中</text:p>
        </text:list-item>
        <text:list-item>
          <text:p text:style-name="P89">系统记录点赞的账号以及视频中相关话题，并通知发布视频的账号</text:p>
        </text:list-item>
        <text:list-item>
          <text:p text:style-name="P89">搜索相关话题的视频，给用户推荐</text:p>
        </text:list-item>
      </text:list>
      <text:p text:style-name="P90"><text:s/>A<text:span text:style-name="T57">3：点赞视频</text:span></text:p>
      <text:list text:style-name="L7">
        <text:list-item>
          <text:p text:style-name="P91">在<text:span text:style-name="T24">{播放视频}</text:span>中社区成员喜欢该视频，点击“点赞” </text:p>
        </text:list-item>
        <text:list-item>
          <text:p text:style-name="P91">系统将该视频列入社区成员喜欢列表中，并通知发布视频的账号</text:p>
        </text:list-item>
        <text:list-item>
          <text:p text:style-name="P91">系统记录点赞的账号以及视频中相关话题</text:p>
        </text:list-item>
        <text:list-item>
          <text:p text:style-name="P91"><text:soft-page-break/>搜索相关话题的视频，给用户推荐</text:p>
        </text:list-item>
      </text:list>
      <text:p text:style-name="Text_20_body">A<text:span text:style-name="T57">4：屏蔽弹幕</text:span></text:p>
      <text:list text:style-name="L8">
        <text:list-item>
          <text:p text:style-name="P92">在<text:span text:style-name="T24">{播放视频}</text:span>中社区成员不喜欢在视频上方出现的弹幕</text:p>
        </text:list-item>
        <text:list-item>
          <text:p text:style-name="P92">点击“关闭弹幕”</text:p>
        </text:list-item>
        <text:list-item>
          <text:p text:style-name="P92">系统将不在视频上方显示弹幕</text:p>
        </text:list-item>
      </text:list>
      <text:p text:style-name="Text_20_body">A<text:span text:style-name="T60">5：点赞弹幕</text:span></text:p>
      <text:list text:style-name="L9">
        <text:list-item>
          <text:p text:style-name="P93">在<text:span text:style-name="T24">{播放视频}</text:span>中，点击视频上方滑过的一条弹幕</text:p>
        </text:list-item>
        <text:list-item>
          <text:p text:style-name="P93">系统显示喜欢或不喜欢选项</text:p>
        </text:list-item>
        <text:list-item>
          <text:p text:style-name="P93">系统记录选项</text:p>
        </text:list-item>
        <text:list-item>
          <text:p text:style-name="P93">系统在弹幕后方显示多少人选择喜欢，多少人选择不喜欢</text:p>
        </text:list-item>
      </text:list>
      <text:p text:style-name="Text_20_body">A<text:span text:style-name="T60">6：发表评论</text:span></text:p>
      <text:list text:style-name="L10">
        <text:list-item>
          <text:p text:style-name="P94">在<text:span text:style-name="T24">{播放视频}</text:span>时点开评论区</text:p>
        </text:list-item>
        <text:list-item>
          <text:p text:style-name="P94">系统展示所有社区成员曾在观看这个视频时发表的评论以及账号信息，还有该评论的点赞和回复评论的情况</text:p>
        </text:list-item>
        <text:list-item>
          <text:p text:style-name="P94">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94">社区成员可以点赞自己喜欢的评论，系统记录点赞数据，更新评论的点赞数，系统通知发布评论的账号表示该账号在该视频下发布的评论被点赞了</text:p>
        </text:list-item>
        <text:list-item>
          <text:p text:style-name="P94">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94">社区成员关闭评论区，继续播放视频</text:p>
        </text:list-item>
      </text:list>
      <text:p text:style-name="Text_20_body">A<text:span text:style-name="T61">7：关注账号</text:span></text:p>
      <text:list text:style-name="L11">
        <text:list-item>
          <text:p text:style-name="P95">在<text:span text:style-name="T24">{播放视频}</text:span>时可以关注发布该视频的社区成员</text:p>
        </text:list-item>
        <text:list-item>
          <text:p text:style-name="P95">系统提示已关注该社区成员，并且通知被关注者粉丝量加一</text:p>
        </text:list-item>
        <text:list-item>
          <text:p text:style-name="P95">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96">在<text:span text:style-name="T24">{播放视频}</text:span>时可以点击视频文案中的话题</text:p>
        </text:list-item>
        <text:list-item>
          <text:p text:style-name="P96">系统记录该话题，增加该话题的推荐权重</text:p>
        </text:list-item>
        <text:list-item>
          <text:p text:style-name="P96">系统自动检索与该话题相关的视频并罗列出来</text:p>
        </text:list-item>
        <text:list-item>
          <text:p text:style-name="P96">返回<text:span text:style-name="T24">{浏览视频}</text:span></text:p>
        </text:list-item>
      </text:list>
      <text:p text:style-name="Text_20_body">A<text:span text:style-name="T61">9：搜索视频或账户</text:span></text:p>
      <text:list text:style-name="L13">
        <text:list-item>
          <text:p text:style-name="P97"><text:soft-page-break/>在<text:span text:style-name="T24">{浏览视频}</text:span>时，社区成员点击搜索栏</text:p>
        </text:list-item>
        <text:list-item>
          <text:p text:style-name="P97">输入想要搜索的账号或者话题</text:p>
        </text:list-item>
        <text:list-item>
          <text:p text:style-name="P97">系统检索相关话题和账户并罗列出来</text:p>
        </text:list-item>
        <text:list-item>
          <text:p text:style-name="P97">返回<text:span text:style-name="T24">{浏览视频}</text:span></text:p>
        </text:list-item>
      </text:list>
      <text:p text:style-name="Text_20_body">A10:举报视频或社区成员</text:p>
      <text:list text:style-name="L14">
        <text:list-item>
          <text:p text:style-name="P98">在<text:span text:style-name="T24">{播放视频}</text:span>时，社区成员觉得该视频或该用户违反社区规定，点击举报</text:p>
        </text:list-item>
        <text:list-item>
          <text:p text:style-name="P98">在系统弹出的举报信息填写界面中填写举报原因以及相关证据</text:p>
        </text:list-item>
        <text:list-item>
          <text:p text:style-name="P98">系统收录被举报的作品，改作品的作者，举报人等信息</text:p>
        </text:list-item>
        <text:list-item>
          <text:p text:style-name="P98">系统将举报信息派给管理员</text:p>
        </text:list-item>
        <text:list-item>
          <text:p text:style-name="P98">管理员查看举报信息并根据举报信息做出处理</text:p>
        </text:list-item>
        <text:list-item>
          <text:p text:style-name="P98">系统收录管理员做出的决定，并根据决定对被举报的视频以及作者做出相应处理并告知举报者和被举报者举报结果以及处罚原因和处罚内容等</text:p>
        </text:list-item>
        <text:list-item>
          <text:p text:style-name="P98">若作者或举报人对结果不满意，可重新提出诉讼，系统会将诉讼信息重新发送给其他管理员进行处理</text:p>
        </text:list-item>
        <text:list-item>
          <text:p text:style-name="P98">返回视频播放界面</text:p>
        </text:list-item>
      </text:list>
      <text:p text:style-name="Text_20_body">A<text:span text:style-name="T62">11：举报评论</text:span></text:p>
      <text:list text:style-name="L15">
        <text:list-item>
          <text:p text:style-name="P99">在<text:span text:style-name="T24">{播放视频}</text:span>时，社区成员点开评论区观看评论觉得某一条评论违反社区规定</text:p>
        </text:list-item>
        <text:list-item>
          <text:p text:style-name="P99">社区成员右击该评论</text:p>
        </text:list-item>
        <text:list-item>
          <text:p text:style-name="P99">点击举报</text:p>
        </text:list-item>
        <text:list-item>
          <text:p text:style-name="P99">在弹出的举报信息填写界面如实填写举报原因以及证据</text:p>
        </text:list-item>
        <text:list-item>
          <text:p text:style-name="P99">系统告知举报者已受理该举报信息</text:p>
        </text:list-item>
        <text:list-item>
          <text:p text:style-name="P99">系统收录举报信息以及评论和评论的账户</text:p>
        </text:list-item>
        <text:list-item>
          <text:p text:style-name="P99">系统将处罚信息发送给管理员</text:p>
        </text:list-item>
        <text:list-item>
          <text:p text:style-name="P99">管理员根据举报信息做出处理</text:p>
        </text:list-item>
        <text:list-item>
          <text:p text:style-name="P99">系统收录管理员做出的处理，对被举报的账户做出相应处罚并告知举报者和被举报者举报结果以及处罚原因和处罚内容等</text:p>
        </text:list-item>
        <text:list-item>
          <text:p text:style-name="P99">若作者或举报人对结果不满意，可重新提出诉讼，系统会将诉讼信息重新发送给其他管理员进行处理</text:p>
        </text:list-item>
        <text:list-item>
          <text:p text:style-name="P100">返回视频播放界面</text:p>
        </text:list-item>
      </text:list>
      <text:p text:style-name="P101">A<text:span text:style-name="T63">12：违规处理</text:span></text:p>
      <text:list text:style-name="L16">
        <text:list-item>
          <text:p text:style-name="P102">在<text:span text:style-name="T24">{发表弹幕}</text:span>和<text:span text:style-name="T24">{播放视频}</text:span>时打开评论区发表评论时，如果发表的内容被系统检测到有敏感词或违规内容</text:p>
        </text:list-item>
        <text:list-item>
          <text:p text:style-name="P102">系统会给出警告并记一次警告</text:p>
        </text:list-item>
        <text:list-item>
          <text:p text:style-name="P102">如果警告超过三次，系统收录该账号信息，三天内不收录并展示该账号所发的弹幕或评论</text:p>
        </text:list-item>
        <text:list-item>
          <text:p text:style-name="P102"><text:soft-page-break/>如果警告超十次，系统收录该账号半年内不允许该账号发布任何弹幕或评论</text:p>
        </text:list-item>
        <text:list-item>
          <text:p text:style-name="P102">如果警告超十五次，系统将终身不许该账号发布任何弹幕或评论</text:p>
        </text:list-item>
        <text:list-item>
          <text:p text:style-name="P102">如果用户对处罚结果不认同，可进行申诉处理</text:p>
        </text:list-item>
      </text:list>
      <text:p text:style-name="Text_20_body">A<text:span text:style-name="T63">13：申诉</text:span></text:p>
      <text:list text:style-name="L17">
        <text:list-item>
          <text:p text:style-name="P103">如果社区成员对系统做出的处罚结果不认同，可提出诉讼</text:p>
        </text:list-item>
        <text:list-item>
          <text:p text:style-name="P103">在弹出的诉讼信息填写界面中如实填写信息以及证据</text:p>
        </text:list-item>
        <text:list-item>
          <text:p text:style-name="P103">系统收录该诉讼信息以及上一次做出处罚的管理员</text:p>
        </text:list-item>
        <text:list-item>
          <text:p text:style-name="P103">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103">无论结果如何，系统都会告知申诉的成员申诉结果</text:p>
        </text:list-item>
      </text:list>
      <text:p text:style-name="Table_20_Contents"/>
      <text:p text:style-name="P53">特殊需求:</text:p>
      <text:p text:style-name="P53">前置条件：</text:p>
      <text:list text:style-name="L18">
        <text:list-item>
          <text:p text:style-name="P104">系统网络连接正常</text:p>
        </text:list-item>
        <text:list-item>
          <text:p text:style-name="P104">数据库中有可观看视频</text:p>
        </text:list-item>
      </text:list>
      <text:p text:style-name="P53">后置条件：</text:p>
      <text:p text:style-name="P47">系统返回首页，阅览者可继续浏览视频或选择其他功能</text:p>
      <text:p text:style-name="P50"/>
      <text:list text:continue-list="list201102889531580" text:style-name="Outline">
        <text:list-item>
          <text:list>
            <text:list-item>
              <text:list>
                <text:list-header>
                  <text:h text:style-name="P105" text:outline-level="3" text:is-list-header="true"/>
                </text:list-header>
              </text:list>
            </text:list-item>
          </text:list>
        </text:list-item>
      </text:list>
      <text:p text:style-name="P50"/>
      <text:list xml:id="list201102533513487" text:continue-numbering="true" text:style-name="Outline">
        <text:list-item>
          <text:list>
            <text:list-item>
              <text:list>
                <text:list-item>
                  <text:h text:style-name="P106" text:outline-level="3"><text:bookmark-start text:name="__RefHeading___Toc2281_126482087"/>用况<text:span text:style-name="T64">2</text:span>: 发布视频<text:bookmark-end text:name="__RefHeading___Toc2281_126482087"/></text:h>
                </text:list-item>
              </text:list>
            </text:list-item>
          </text:list>
        </text:list-item>
      </text:list>
      <text:p text:style-name="P47"><text:span text:style-name="Strong_20_Emphasis"><text:span text:style-name="T55">用况名</text:span></text:span><text:span text:style-name="T55">: 发布视频</text:span></text:p>
      <text:p text:style-name="P47"><text:span text:style-name="Strong_20_Emphasis"><text:span text:style-name="T55">简明描述:</text:span></text:span><text:span text:style-name="T55"> 社区成员上传视频内容并通过审核流程公开发布</text:span></text:p>
      <text:p text:style-name="P47"><text:span text:style-name="Strong_20_Emphasis"><text:span text:style-name="T55">系统或子系统</text:span></text:span><text:span text:style-name="T55">：短视频平台</text:span></text:p>
      <text:p text:style-name="P47"><text:span text:style-name="Strong_20_Emphasis"><text:span text:style-name="T55">事件流:</text:span></text:span></text:p>
      <text:p text:style-name="P53">基本流:</text:p>
      <text:list text:style-name="L19">
        <text:list-header>
          <text:p text:style-name="P107"><text:s/><text:tab/><text:tab/><text:span text:style-name="T24">（查看个人主页）</text:span></text:p>
        </text:list-header>
        <text:list-item>
          <text:p text:style-name="P108">社区成员点进自己的主页，系统显示账号中的相关数据</text:p>
        </text:list-item>
        <text:list-item>
          <text:p text:style-name="P108">社区成员选择"上传视频"功能，系统显示视频上传界面</text:p>
        </text:list-item>
        <text:list-item>
          <text:p text:style-name="P108">社区成员选择本地视频文件上传，系统验证文件格式和大小</text:p>
        </text:list-item>
        <text:list-item>
          <text:p text:style-name="P108">上传完成后，系统提示社区成员输入视频信息</text:p>
          <text:list>
            <text:list-header>
              <text:p text:style-name="P109">（编辑视频信息）</text:p>
            </text:list-header>
          </text:list>
        </text:list-item>
        <text:list-item>
          <text:p text:style-name="P108"><text:soft-page-break/>社区成员编辑视频标题、描述和话题标签</text:p>
        </text:list-item>
        <text:list-item>
          <text:p text:style-name="P108">社区成员确认提交发布请求</text:p>
          <text:list>
            <text:list-header>
              <text:p text:style-name="P109">（等待审核）</text:p>
            </text:list-header>
          </text:list>
        </text:list-item>
        <text:list-item>
          <text:p text:style-name="P108">系统将视频状态置为"待审核"，进入审核队列</text:p>
          <text:list>
            <text:list-header>
              <text:p text:style-name="P110">（审核视频）</text:p>
            </text:list-header>
          </text:list>
        </text:list-item>
        <text:list-item>
          <text:p text:style-name="P108">管理员对进入审核队列的视频进行审核</text:p>
          <text:list>
            <text:list-header>
              <text:p text:style-name="P110">（审核结束）</text:p>
            </text:list-header>
          </text:list>
        </text:list-item>
        <text:list-item>
          <text:p text:style-name="P111">管理员审核通过后，系统正式发布视频并推送给该社区成员的粉丝以及其他社区成员，提示该社区成员的粉丝更新了</text:p>
          <text:list>
            <text:list-header>
              <text:p text:style-name="P110">（查看视频数据）</text:p>
            </text:list-header>
          </text:list>
        </text:list-item>
        <text:list-item>
          <text:p text:style-name="P108">系统列出该账号曾发布过的所有视频，社区成员可以查看已发布的视频的个数，点赞量，收藏量等数据</text:p>
          <text:p text:style-name="P112"/>
        </text:list-item>
      </text:list>
      <text:p text:style-name="P113">子流:</text:p>
      <text:p text:style-name="Text_20_body">S<text:span text:style-name="T65">1：</text:span><text:span text:style-name="T66">查看个人账号</text:span></text:p>
      <text:list text:style-name="L20">
        <text:list-item>
          <text:p text:style-name="P114">点击个人主页</text:p>
        </text:list-item>
        <text:list-item>
          <text:p text:style-name="P114">系统将粉丝量，关注量，发布过的视频等数据展现出来</text:p>
        </text:list-item>
        <text:list-item>
          <text:p text:style-name="P114">点击粉丝列表可以看到有哪些人关注自己</text:p>
        </text:list-item>
        <text:list-item>
          <text:p text:style-name="P114">点击<text:span text:style-name="T66">关注列表可以看到自己关注了那些账号</text:span></text:p>
        </text:list-item>
        <text:list-item>
          <text:p text:style-name="P114">点击点赞列表可以看到自己点赞过的视频</text:p>
        </text:list-item>
        <text:list-item>
          <text:p text:style-name="P114">点击收藏列表可以看到自己收藏过的视频</text:p>
        </text:list-item>
      </text:list>
      <text:p text:style-name="Text_20_body">S<text:span text:style-name="T67">2：审核视频</text:span></text:p>
      <text:list text:style-name="L21">
        <text:list-item>
          <text:p text:style-name="P115">系统将带审核的视频分别发送到在线的管理员</text:p>
        </text:list-item>
        <text:list-item>
          <text:p text:style-name="P115">管理员观看视频并审核视频内容以及文案等相关内容</text:p>
        </text:list-item>
        <text:list-item>
          <text:p text:style-name="P115">管理员对视频是否审核通过做出决定，审核通过，系统将视频推流，审核不通过，系统通知发布视频的成员<text:span text:style-name="T67">审核不通过以及原因</text:span></text:p>
        </text:list-item>
      </text:list>
      <text:p text:style-name="P53">备选流:</text:p>
      <text:p text:style-name="P47">A1: 审核不通过</text:p>
      <text:list text:style-name="L22">
        <text:list-item>
          <text:p text:style-name="P116">在<text:span text:style-name="Strong_20_Emphasis">{审核结束}中</text:span>当<text:span text:style-name="Strong_20_Emphasis">审核不通过</text:span>，系统通知社区成员审核结果</text:p>
        </text:list-item>
        <text:list-item>
          <text:p text:style-name="P116">系统说明具体原因，视频状态保持"待审核"</text:p>
        </text:list-item>
      </text:list>
      <text:p text:style-name="P47">A2: 保存草稿</text:p>
      <text:list text:style-name="L23">
        <text:list-item>
          <text:p text:style-name="P117">在<text:span text:style-name="Strong_20_Emphasis">{编辑视频信息}</text:span>当<text:span text:style-name="Strong_20_Emphasis">社区成员保存草稿</text:span></text:p>
        </text:list-item>
        <text:list-item>
          <text:p text:style-name="P117">系统保存当前进度供后续继续编辑</text:p>
        </text:list-item>
      </text:list>
      <text:p text:style-name="Text_20_body">A<text:span text:style-name="T61">3：取消发布</text:span></text:p>
      <text:list text:style-name="L24">
        <text:list-item>
          <text:p text:style-name="P118"><text:soft-page-break/>在发布视频的任意环节，都可以返回首页取消发布视频</text:p>
        </text:list-item>
        <text:list-item>
          <text:p text:style-name="P118">系统会退出发布界面，并删除跟视频有关的所有信息</text:p>
        </text:list-item>
      </text:list>
      <text:p text:style-name="Text_20_body">A<text:span text:style-name="T66">4：查看视频数据</text:span></text:p>
      <text:list text:style-name="L25">
        <text:list-item>
          <text:p text:style-name="P119">在<text:span text:style-name="T24">{查看视频数据时}</text:span>社区成员点击已发步的一个视频，</text:p>
        </text:list-item>
        <text:list-item>
          <text:p text:style-name="P119">系统将该视频的点赞量，评论量等相关数据展现</text:p>
        </text:list-item>
      </text:list>
      <text:p text:style-name="Text_20_body">A<text:span text:style-name="T66">5：拉黑账号</text:span></text:p>
      <text:list text:style-name="L26">
        <text:list-item>
          <text:list>
            <text:list-item>
              <text:p text:style-name="P120">在<text:span text:style-name="T24">{查看个人账号}</text:span>时点击个人主页</text:p>
            </text:list-item>
            <text:list-item>
              <text:p text:style-name="P120">点进粉丝列表，右击一个账号，系统列出选项</text:p>
            </text:list-item>
            <text:list-item>
              <text:p text:style-name="P120">选择拉黑</text:p>
            </text:list-item>
            <text:list-item>
              <text:p text:style-name="P120">系统记录操作将该账号移除粉丝列表，并加入黑名单列表，并屏蔽该账号所有消息</text:p>
            </text:list-item>
          </text:list>
        </text:list-item>
      </text:list>
      <text:p text:style-name="Text_20_body">A<text:span text:style-name="T65">6：移除黑名单</text:span></text:p>
      <text:list text:style-name="L27">
        <text:list-item>
          <text:p text:style-name="P121">在<text:span text:style-name="T24">{查看个人账号}</text:span>中，点击黑名单</text:p>
        </text:list-item>
        <text:list-item>
          <text:p text:style-name="P121">系统列出所有拉黑的账号</text:p>
        </text:list-item>
        <text:list-item>
          <text:p text:style-name="P121">右击其中一个账号，可选择将账号移除黑名单</text:p>
        </text:list-item>
        <text:list-item>
          <text:p text:style-name="P121">系统记录操作，并解除对该账号的消息屏蔽，但并不会将该账号再次列入粉丝列表</text:p>
        </text:list-item>
      </text:list>
      <text:p text:style-name="Text_20_body">A<text:span text:style-name="T64">7：下架视频</text:span></text:p>
      <text:list text:style-name="L28">
        <text:list-item>
          <text:p text:style-name="P122">在<text:span text:style-name="T24">{查看个人账号}</text:span>时，选择已发步的一个视频</text:p>
        </text:list-item>
        <text:list-item>
          <text:p text:style-name="P122">右击可以选择将该视频将下架</text:p>
        </text:list-item>
        <text:list-item>
          <text:p text:style-name="P122">系统记录操作</text:p>
        </text:list-item>
        <text:list-item>
          <text:p text:style-name="P122">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123">在<text:span text:style-name="T24">{编辑视频信息}</text:span>中，社区成员选择设置视频的可见范围和目标受众群体</text:p>
            </text:list-item>
            <text:list-item>
              <text:p text:style-name="P123">选择可见范围</text:p>
            </text:list-item>
            <text:list-item>
              <text:p text:style-name="P123">选择目标受众</text:p>
            </text:list-item>
            <text:list-item>
              <text:p text:style-name="P123">继续执行第6步</text:p>
            </text:list-item>
          </text:list>
        </text:list-item>
      </text:list>
      <text:p text:style-name="P124">特殊需求:</text:p>
      <text:p text:style-name="P53">前置条件：</text:p>
      <text:list text:style-name="L30">
        <text:list-item>
          <text:p text:style-name="P125">社区成员已登录且通过身份验证</text:p>
        </text:list-item>
        <text:list-item>
          <text:p text:style-name="P125">视频文件格式符合要求</text:p>
        </text:list-item>
      </text:list>
      <text:p text:style-name="P53">后置条件：</text:p>
      <text:p text:style-name="P47">视频进入审核流程或保存为草稿</text:p>
      <text:list xml:id="list201103110988318" text:continue-list="list201102533513487" text:style-name="Outline">
        <text:list-item>
          <text:h text:style-name="P126" text:outline-level="1"><text:bookmark-start text:name="__RefHeading___Toc8567_481696549"/>需求分析<text:bookmark-end text:name="__RefHeading___Toc8567_481696549"/></text:h>
          <text:list>
            <text:list-item>
              <text:h text:style-name="P127" text:outline-level="2">健壮性分析</text:h>
              <text:list>
                <text:list-header>
                  <text:h text:style-name="Heading_20_3" text:outline-level="3" text:is-list-header="true">4.1.1通信图</text:h>
                </text:list-header>
              </text:list>
            </text:list-item>
          </text:list>
        </text:list-item>
      </text:list>
      <text:p text:style-name="Text_20_body"><text:s/>1<text:span text:style-name="T24">.观看视频</text:span></text:p>
      <text:p text:style-name="Table_20_Contents"><draw:frame draw:style-name="fr2" draw:name="图像1" text:anchor-type="char" svg:width="17cm" svg:height="8.05cm" draw:z-index="2"><draw:image xlink:href="Pictures/1000000100000D0F000005A4E90B1CA4.png" xlink:type="simple" xlink:show="embed" xlink:actuate="onLoad" draw:mime-type="image/png"/></draw:frame></text:p>
      <text:p text:style-name="P128">通信图：playVideo</text:p>
      <text:p text:style-name="P129"/>
      <text:p text:style-name="P129">交互描述</text:p>
      <text:list text:style-name="L31">
        <text:list-item>
          <text:p text:style-name="P130">控制对象获得视频列表（这个列表是包含了所有系统中存储的审核通过的正常状态的视频），然后请求边界对象开启界面，展示视频列表</text:p>
        </text:list-item>
        <text:list-item>
          <text:p text:style-name="P130">社区对象点击一个视频，边界对象请求控制对象播放视频</text:p>
        </text:list-item>
        <text:list-item>
          <text:p text:style-name="P130">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130">社区对象点击评论区，边界对象展示通过请求控制对象获取该视频的所有Conment的评论区（指的是控制对象在获得该视频中<text:span text:style-name="T68">发布的所有评论后在边界对象中展示评论区中的一些评论）</text:span></text:p>
        </text:list-item>
        <text:list-item>
          <text:p text:style-name="P130">社区对象上传<text:span text:style-name="T69">Comment</text:span>，边界对象将控制对象获得的评论信息展示到评论区（社区对象输入评论后传给控制对象存储相关信息后交由边界对象展示在评论区<text:span text:style-name="T68">)</text:span></text:p>
        </text:list-item>
        <text:list-item>
          <text:p text:style-name="P130">社区对象输入<text:span text:style-name="T69">Danmaku</text:span>，边界对象将控制对象获得的弹幕信息展示在视频上方<text:span text:style-name="T69">(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129"><text:span text:style-name="T69">2.</text:span>发布视频</text:p>
      <text:p text:style-name="P131"><draw:frame draw:style-name="fr2" draw:name="图像3" text:anchor-type="char" svg:width="17cm" svg:height="7.521cm" draw:z-index="3"><draw:image xlink:href="Pictures/1000000100000D12000005A6AC3FAD61.png" xlink:type="simple" xlink:show="embed" xlink:actuate="onLoad" draw:mime-type="image/png"/></draw:frame>通信图：publish<text:span text:style-name="T70">V</text:span>ideo</text:p>
      <text:p text:style-name="P129">交互描述</text:p>
      <text:list text:style-name="L32">
        <text:list-item>
          <text:p text:style-name="P132">控制对象开启界面</text:p>
        </text:list-item>
        <text:list-item>
          <text:p text:style-name="P132">社区对象上传视频，控制对象获取视频信息（此处获取的仅仅是视频自身的信息比如视频流和音频流信息）</text:p>
        </text:list-item>
        <text:list-item>
          <text:p text:style-name="P132">社区对象上传视频标题，控制对象获取相关信息（这里是获取标题的信息，该标题是在发布视频时上传的标题，所以是该视频的标题，会随着视频一同发布并保存），视频变为待审核状态</text:p>
        </text:list-item>
        <text:list-item>
          <text:p text:style-name="P132">控制对象给管理员分配待审核状态的视频</text:p>
        </text:list-item>
        <text:list-item>
          <text:p text:style-name="P133">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list text:continue-list="list201103110988318" text:style-name="Outline">
        <text:list-item>
          <text:list>
            <text:list-item>
              <text:list>
                <text:list-header>
                  <text:h text:style-name="Heading_20_3" text:outline-level="3" text:is-list-header="true"><text:soft-page-break/><text:span text:style-name="T71">4.1.2</text:span>类图</text:h>
                </text:list-header>
              </text:list>
            </text:list-item>
          </text:list>
        </text:list-item>
      </text:list>
      <text:p text:style-name="Text_20_body"/>
      <text:p text:style-name="P135"><draw:frame draw:style-name="fr3" draw:name="图像4" text:anchor-type="char" svg:width="17cm" svg:height="11.532cm" draw:z-index="1"><draw:image xlink:href="Pictures/1000000000000A9B00000750BE9BBCB9.png" xlink:type="simple" xlink:show="embed" xlink:actuate="onLoad" draw:mime-type="image/png"/></draw:frame>类图：<text:span text:style-name="T72">V</text:span>id<text:span text:style-name="T72">S</text:span>hpere</text:p>
      <text:list text:continue-numbering="true" text:style-name="Outline">
        <text:list-item>
          <text:list>
            <text:list-header>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list-header>
          </text:list>
        </text:list-item>
      </text:list>
      <text:p text:style-name="Text_20_body"/>
      <text:p text:style-name="Text_20_body"/>
      <text:list xml:id="list201102915291326" text:continue-numbering="true" text:style-name="Outline">
        <text:list-item>
          <text:list>
            <text:list-item>
              <text:h text:style-name="Heading_20_2" text:outline-level="2"><text:bookmark-start text:name="__RefHeading___Toc8571_481696549"/><text:soft-page-break/>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36"><draw:frame draw:style-name="fr3" draw:name="图像5" text:anchor-type="char" svg:width="13.125cm" svg:height="14.76cm" draw:z-index="7"><draw:image xlink:href="Pictures/10000001000005E7000006A304797E71.png" xlink:type="simple" xlink:show="embed" xlink:actuate="onLoad" draw:mime-type="image/png"/></draw:frame>活动图：playVideo</text:p>
      <text:p text:style-name="Text_20_body"/>
      <text:p text:style-name="Text_20_body"/>
      <text:list text:style-name="L33">
        <text:list-item>
          <text:p text:style-name="P137">社区成员打开系统，系统验证成员账号，没有保存的账号则提示注册，有账号则直接登陆</text:p>
        </text:list-item>
        <text:list-item>
          <text:p text:style-name="P137">系统展示个性化视频界面（控制对象获取的视频列表）</text:p>
        </text:list-item>
        <text:list-item>
          <text:p text:style-name="P137">选择播放一个视频，系统播放视频，在视频上方从右往左展示控制对象获取的弹幕</text:p>
        </text:list-item>
        <text:list-item>
          <text:p text:style-name="P137">成员观看视频时选择是否发表弹幕，选择是则输入弹幕，系统保存相关信息并上传弹幕且在视频上方从右向左展示;选择否则继续观看视频</text:p>
        </text:list-item>
        <text:list-item>
          <text:p text:style-name="P137">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137"><text:soft-page-break/>视频播放完毕，成员可以选择是否推出视频播放，选择是则返回个性化视频界面，选择否则继续播放该视频</text:p>
        </text:list-item>
        <text:list-item>
          <text:p text:style-name="P137">在个性化视频界面，成员可以选择是否退出系统，选择是则结束，选择否则继续选择视频</text:p>
        </text:list-item>
      </text:list>
      <text:p text:style-name="Text_20_body"/>
      <text:p text:style-name="P138">2.发布视频</text:p>
      <text:p text:style-name="P139"><draw:frame draw:style-name="fr3" draw:name="图像6" text:anchor-type="char" svg:width="13.227cm" svg:height="20.096cm" draw:z-index="6"><draw:image xlink:href="Pictures/10000001000004E40000076EAC1E2EE5.png" xlink:type="simple" xlink:show="embed" xlink:actuate="onLoad" draw:mime-type="image/png"/></draw:frame></text:p>
      <text:p text:style-name="Table_20_Contents">活动图：publishVideo</text:p>
      <text:list xml:id="list201102294113577" text:continue-list="list201102915291326" text:style-name="Outline">
        <text:list-item>
          <text:list>
            <text:list-item>
              <text:list>
                <text:list-header>
                  <text:h text:style-name="Heading_20_3" text:outline-level="3" text:is-list-header="true"><text:soft-page-break/></text:h>
                </text:list-header>
              </text:list>
            </text:list-item>
          </text:list>
        </text:list-item>
      </text:list>
      <text:list text:style-name="L34">
        <text:list-item>
          <text:p text:style-name="P140">社区成员进入系统，系统显示上传视频的界面。</text:p>
        </text:list-item>
        <text:list-item>
          <text:p text:style-name="P141">社区成员选择上传本地视频，系统会验证该视频的文件格式<text:span text:style-name="T73">(mkv,mp4,avi等）是否符合系统要求的文件格式。</text:span></text:p>
        </text:list-item>
        <text:list-item>
          <text:p text:style-name="P142">如果格式不符合，提示社区成员文件不符合要求，结束该活动；如果格式符合，进入下一步。</text:p>
        </text:list-item>
        <text:list-item>
          <text:p text:style-name="P140">系统上传视频文件完成后，系统提示社区成员输入视频信息，社区成员需要编辑视频介绍，包括视频标题、描述和话题标签。</text:p>
        </text:list-item>
        <text:list-item>
          <text:p text:style-name="P140">编辑完成后，社区成员请求发布视频，系统会设置该视频为待审核状态，并加入视频审核队列。</text:p>
        </text:list-item>
        <text:list-item>
          <text:p text:style-name="P140">如果审核未通过，系统提示视频未通过审核，该活动结束；</text:p>
        </text:list-item>
        <text:list-item>
          <text:p text:style-name="P140">如果视频通过审核，系统发布视频，并提示社区成员发布视频成功，该活动结束。</text:p>
          <text:p text:style-name="P143"/>
        </text:list-item>
      </text:list>
      <text:list xml:id="list201101497884876" text:continue-list="list201102294113577" text:style-name="Outline">
        <text:list-item>
          <text:list>
            <text:list-item>
              <text:list>
                <text:list-header>
                  <text:h text:style-name="Heading_20_3" text:outline-level="3" text:is-list-header="true">4.2.2顺序图/序列图</text:h>
                </text:list-header>
              </text:list>
            </text:list-item>
          </text:list>
        </text:list-item>
      </text:list>
      <text:p text:style-name="P144">1.观看视频</text:p>
      <text:p text:style-name="P145"><draw:frame draw:style-name="fr4"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146">下面是Viedo.getVideos()消息的说明：</text:p>
        </text:list-item>
      </text:list>
      <text:p text:style-name="Text_20_body"><text:span text:style-name="T24">Operation specification:</text:span><text:tab/><text:span text:style-name="T74">getVideos</text:span></text:p>
      <text:p text:style-name="Text_20_body"><text:span text:style-name="T24">Operation intent:</text:span><text:tab/>得到系统存储的视频资源</text:p>
      <text:p text:style-name="Text_20_body">调用显示不需要任何参数，返回类型为<text:span text:style-name="T75">void</text:span></text:p>
      <text:p text:style-name="Text_20_body"><text:span text:style-name="T24">Operation signature:<text:tab/></text:span><text:tab/><text:span text:style-name="T74">Video::getVideos()</text:span></text:p>
      <text:p text:style-name="Text_20_body">Logic description(pre- and post-conditions):</text:p>
      <text:p text:style-name="Text_20_body"><text:span text:style-name="T24">context</text:span><text:tab/><text:span text:style-name="T76">Video</text:span></text:p>
      <text:p text:style-name="Text_20_body"><text:soft-page-break/><text:span text:style-name="T24">pre:<text:tab/><text:tab/></text:span><text:span text:style-name="T74">startInterface()</text:span></text:p>
      <text:p text:style-name="Text_20_body"><text:span text:style-name="T24">post:</text:span><text:tab/> <text:span text:style-name="T77">showVideos()</text:span></text:p>
      <text:list text:continue-numbering="true" text:style-name="L35">
        <text:list-item>
          <text:p text:style-name="P147">下面是<text:span text:style-name="T78">PlayVideoUI</text:span>.<text:span text:style-name="T78">select</text:span>Video()消息的说明：</text:p>
        </text:list-item>
      </text:list>
      <text:p text:style-name="P148"><text:span text:style-name="T24">Operation specification:</text:span><text:tab/><text:span text:style-name="T78">select</text:span><text:span text:style-name="T79">Video()</text:span></text:p>
      <text:p text:style-name="P148"><text:span text:style-name="T24">Operation intent:</text:span><text:tab/>上下滑动视频选择观看</text:p>
      <text:p text:style-name="P148">调用显示不需要任何参数，返回类型为<text:span text:style-name="T75">void</text:span></text:p>
      <text:p text:style-name="P148"><text:span text:style-name="T24">Operation signature:<text:tab/></text:span><text:tab/><text:span text:style-name="T78">PlayVideoUI::select</text:span><text:span text:style-name="T79">Video()</text:span></text:p>
      <text:p text:style-name="P148">Logic description(pre- and post-conditions):</text:p>
      <text:p text:style-name="P148"><text:span text:style-name="T24">context</text:span><text:tab/> <text:span text:style-name="T78">PlayVideoUI</text:span></text:p>
      <text:p text:style-name="P148"><text:span text:style-name="T24">pre:<text:tab/><text:tab/></text:span><text:span text:style-name="T23">show</text:span><text:span text:style-name="T80">Videos()</text:span></text:p>
      <text:p text:style-name="P148"><text:span text:style-name="T24">post:</text:span><text:tab/> 无</text:p>
      <text:list text:continue-numbering="true" text:style-name="L35">
        <text:list-item>
          <text:p text:style-name="P149">下面是<text:span text:style-name="T78">PlayVideo</text:span>.<text:span text:style-name="T81">play</text:span>Video()消息的说明：</text:p>
        </text:list-item>
      </text:list>
      <text:p text:style-name="P150"><text:span text:style-name="T24">Operation specification:</text:span><text:tab/><text:span text:style-name="T81">play</text:span><text:span text:style-name="T79">Video()</text:span></text:p>
      <text:p text:style-name="P150"><text:span text:style-name="T24">Operation intent:</text:span><text:tab/>播放视频，默认显示弹幕</text:p>
      <text:p text:style-name="P150">调用显示不需要任何参数，返回类型为<text:span text:style-name="T75">void</text:span></text:p>
      <text:p text:style-name="P151"><text:span text:style-name="T24">Operation signature:<text:tab/></text:span><text:tab/><text:span text:style-name="T78">PlayVideo::</text:span><text:span text:style-name="T81">play</text:span><text:span text:style-name="T79">Video()</text:span></text:p>
      <text:p text:style-name="P150">Logic description(pre- and post-conditions):</text:p>
      <text:p text:style-name="P152"><text:span text:style-name="T24">context</text:span><text:tab/> <text:span text:style-name="T78">PlayVideo</text:span></text:p>
      <text:p text:style-name="P152"><text:span text:style-name="T24">pre:<text:tab/><text:tab/></text:span><text:span text:style-name="T82">play</text:span><text:span text:style-name="T83">Video()</text:span></text:p>
      <text:p text:style-name="P150"><text:span text:style-name="T24">post:</text:span><text:tab/> <text:span text:style-name="T84">Video.getVideoInformation，Danmaku.getDanmaku()</text:span></text:p>
      <text:list text:continue-numbering="true" text:style-name="L35">
        <text:list-item>
          <text:p text:style-name="P153">下面是<text:span text:style-name="T78">PlayVideo</text:span><text:span text:style-name="T85">UI</text:span>.<text:span text:style-name="T85">clickCommentSection</text:span>()消息的说明：</text:p>
        </text:list-item>
      </text:list>
      <text:p text:style-name="P154"><text:span text:style-name="T24">Operation specification:</text:span><text:tab/><text:span text:style-name="T85">clickCommentSection</text:span><text:span text:style-name="T79">()</text:span></text:p>
      <text:p text:style-name="P154"><text:span text:style-name="T24">Operation intent:</text:span><text:tab/>点击评论区，显示评论</text:p>
      <text:p text:style-name="P154">调用显示不需要任何参数，返回类型为<text:span text:style-name="T75">void</text:span></text:p>
      <text:p text:style-name="P155"><text:span text:style-name="T24">Operation signature:<text:tab/></text:span><text:tab/><text:span text:style-name="T78">PlayVideoUI::</text:span><text:span text:style-name="T85">clickCommentSection</text:span><text:span text:style-name="T79">()</text:span></text:p>
      <text:p text:style-name="P154">Logic description(pre- and post-conditions):</text:p>
      <text:p text:style-name="P154"><text:span text:style-name="T24">context</text:span><text:tab/> <text:span text:style-name="T78">PlayVideoUI</text:span></text:p>
      <text:p text:style-name="P155"><text:span text:style-name="T24">pre:<text:tab/><text:tab/></text:span><text:span text:style-name="T82">play</text:span><text:span text:style-name="T83">Video()</text:span></text:p>
      <text:p text:style-name="P156"><text:span text:style-name="T24">post:</text:span><text:tab/> <text:span text:style-name="T86">PlayVideo.showCommentSection()，Comment.getComment()，</text:span><text:span text:style-name="T78">PlayVideo</text:span><text:span text:style-name="T85">UI</text:span><text:span text:style-name="T79">.</text:span><text:span text:style-name="T86">show</text:span><text:span text:style-name="T85">CommentSection</text:span><text:span text:style-name="T79">()</text:span></text:p>
      <text:list text:continue-numbering="true" text:style-name="L35">
        <text:list-item>
          <text:p text:style-name="P157">下面是<text:span text:style-name="T78">PlayVideo</text:span><text:span text:style-name="T85">UI</text:span>.<text:span text:style-name="T87">input</text:span><text:span text:style-name="T85">Comment</text:span>()消息的说明：</text:p>
        </text:list-item>
      </text:list>
      <text:p text:style-name="P158"><text:span text:style-name="T24">Operation specification:</text:span><text:tab/><text:span text:style-name="T87">input</text:span><text:span text:style-name="T85">Comment</text:span><text:span text:style-name="T79">()</text:span></text:p>
      <text:p text:style-name="P158"><text:span text:style-name="T24">Operation intent:</text:span><text:tab/>输入评论并显示</text:p>
      <text:p text:style-name="P158"><text:soft-page-break/>调用显示不需要任何参数，返回类型为<text:span text:style-name="T75">void</text:span></text:p>
      <text:p text:style-name="P159"><text:span text:style-name="T24">Operation signature:<text:tab/></text:span><text:tab/><text:span text:style-name="T78">PlayVideoUI::</text:span><text:span text:style-name="T87">input</text:span><text:span text:style-name="T85">Comment</text:span><text:span text:style-name="T79">()</text:span></text:p>
      <text:p text:style-name="P158">Logic description(pre- and post-conditions):</text:p>
      <text:p text:style-name="P158"><text:span text:style-name="T24">context</text:span><text:tab/> <text:span text:style-name="T78">PlayVideoUI</text:span></text:p>
      <text:p text:style-name="P159"><text:span text:style-name="T24">pre:<text:tab/><text:tab/></text:span><text:span text:style-name="T82">play</text:span><text:span text:style-name="T83">Video()，</text:span><text:span text:style-name="T88">clickCommentSection</text:span><text:span text:style-name="T83">()</text:span></text:p>
      <text:p text:style-name="P158"><text:span text:style-name="T24">post:</text:span><text:tab/> <text:span text:style-name="T86">PlayVideo.</text:span><text:span text:style-name="T89">input</text:span><text:span text:style-name="T86">Comment()，Comment.getComment</text:span><text:span text:style-name="T89">Information</text:span><text:span text:style-name="T86">()，</text:span><text:span text:style-name="T78">PlayVideo</text:span><text:span text:style-name="T85">UI</text:span>.<text:span text:style-name="T86">show</text:span><text:span text:style-name="T85">Comment</text:span><text:span text:style-name="T90">Information</text:span>()</text:p>
      <text:list text:continue-numbering="true" text:style-name="L35">
        <text:list-item>
          <text:p text:style-name="P160">下面是<text:span text:style-name="T78">PlayVideo</text:span><text:span text:style-name="T85">UI</text:span>.<text:span text:style-name="T87">input</text:span><text:span text:style-name="T91">Danmaku</text:span>()消息的说明：</text:p>
        </text:list-item>
      </text:list>
      <text:p text:style-name="P161"><text:span text:style-name="T24">Operation specification:</text:span><text:tab/><text:span text:style-name="T87">input</text:span><text:span text:style-name="T91">Danmaku</text:span><text:span text:style-name="T79">()</text:span></text:p>
      <text:p text:style-name="P162"><text:span text:style-name="T24">Operation intent:</text:span><text:tab/>输入弹幕并显示</text:p>
      <text:p text:style-name="P162">调用显示不需要任何参数，返回类型为<text:span text:style-name="T75">void</text:span></text:p>
      <text:p text:style-name="P161"><text:span text:style-name="T24">Operation signature:<text:tab/></text:span><text:tab/><text:span text:style-name="T78">PlayVideoUI::</text:span><text:span text:style-name="T87">input</text:span><text:span text:style-name="T91">Danmaku</text:span><text:span text:style-name="T79">()</text:span></text:p>
      <text:p text:style-name="P162">Logic description(pre- and post-conditions):</text:p>
      <text:p text:style-name="P162"><text:span text:style-name="T24">context</text:span><text:tab/> <text:span text:style-name="T78">PlayVideoUI</text:span></text:p>
      <text:p text:style-name="P162"><text:span text:style-name="T24">pre:<text:tab/><text:tab/></text:span><text:span text:style-name="T82">play</text:span><text:span text:style-name="T83">Video()</text:span></text:p>
      <text:p text:style-name="P163"><text:span text:style-name="T24">post:</text:span><text:tab/> <text:span text:style-name="T86">PlayVideo.</text:span><text:span text:style-name="T87">input</text:span><text:span text:style-name="T91">Danmaku</text:span><text:span text:style-name="T79">()</text:span><text:span text:style-name="T86">，Comment.get</text:span><text:span text:style-name="T91">Danmaku</text:span><text:span text:style-name="T89">Information</text:span><text:span text:style-name="T86">()，</text:span><text:span text:style-name="T78">PlayVideo</text:span><text:span text:style-name="T85">UI</text:span>.<text:span text:style-name="T86">show</text:span><text:span text:style-name="T91">Danmaku</text:span><text:span text:style-name="T90">Information</text:span>()</text:p>
      <text:p text:style-name="Text_20_body">2.发布视频</text:p>
      <text:p text:style-name="Table_20_Contents"><draw:frame draw:style-name="fr4" draw:name="图像8" text:anchor-type="char" svg:width="17cm" svg:height="6.791cm" draw:z-index="5"><draw:image xlink:href="Pictures/1000000100000A70000004BE51B35D12.png" xlink:type="simple" xlink:show="embed" xlink:actuate="onLoad" draw:mime-type="image/png"/></draw:frame>序列图：publi<text:span text:style-name="T92">sh</text:span> video</text:p>
      <text:list text:style-name="L36">
        <text:list-item>
          <text:p text:style-name="P164">下面是<text:span text:style-name="T93">Publish</text:span>Viedo<text:span text:style-name="T93">UI</text:span>.<text:span text:style-name="T93">upload</text:span>Video()消息的说明：</text:p>
        </text:list-item>
      </text:list>
      <text:p text:style-name="P165"><text:span text:style-name="T24">Operation specification:</text:span><text:tab/><text:span text:style-name="T93">upload</text:span><text:span text:style-name="T79">Video()</text:span></text:p>
      <text:p text:style-name="P166"><text:span text:style-name="T24">Operation intent:</text:span><text:tab/>上传视频，系统判断视频格式是否支持</text:p>
      <text:p text:style-name="P166">调用显示不需要任何参数，返回类型为<text:span text:style-name="T75">void</text:span></text:p>
      <text:p text:style-name="P167"><text:span text:style-name="T24">Operation signature:<text:tab/></text:span><text:tab/><text:span text:style-name="T78">PlayVideoUI::</text:span><text:span text:style-name="T93">upload</text:span><text:span text:style-name="T79">Video()</text:span></text:p>
      <text:p text:style-name="P166"><text:soft-page-break/>Logic description(pre- and post-conditions):</text:p>
      <text:p text:style-name="P166"><text:span text:style-name="T24">context</text:span><text:tab/> <text:span text:style-name="T78">PlayVideoUI</text:span></text:p>
      <text:p text:style-name="P166"><text:span text:style-name="T24">pre:<text:tab/><text:tab/></text:span><text:span text:style-name="T82">start</text:span><text:span text:style-name="T94">Interface</text:span><text:span text:style-name="T83">()</text:span></text:p>
      <text:p text:style-name="P168"><text:span text:style-name="T24">post:</text:span><text:tab/> <text:span text:style-name="T86">PublishVideo.</text:span><text:span text:style-name="T93">upload</text:span><text:span text:style-name="T79">Video()</text:span><text:span text:style-name="T86">，</text:span><text:span text:style-name="T95">Video</text:span><text:span text:style-name="T86">.get</text:span><text:span text:style-name="T95">Video</text:span><text:span text:style-name="T89">Information</text:span><text:span text:style-name="T86">()</text:span></text:p>
      <text:list text:continue-numbering="true" text:style-name="L36">
        <text:list-item>
          <text:p text:style-name="P169">下面是<text:span text:style-name="T93">Publish</text:span>Viedo<text:span text:style-name="T93">UI</text:span>.<text:span text:style-name="T95">inputTitle</text:span>()消息的说明：</text:p>
        </text:list-item>
      </text:list>
      <text:p text:style-name="P168"><text:span text:style-name="T24">Operation specification:</text:span><text:tab/><text:span text:style-name="T95">inputTitle</text:span><text:span text:style-name="T79">()</text:span></text:p>
      <text:p text:style-name="P168"><text:span text:style-name="T24">Operation intent:</text:span><text:tab/>输入该视频的介绍，系统将该视频归入审核队列</text:p>
      <text:p text:style-name="P168">调用显示不需要任何参数，返回类型为<text:span text:style-name="T75">void</text:span></text:p>
      <text:p text:style-name="P170"><text:span text:style-name="T24">Operation signature:<text:tab/></text:span><text:tab/><text:span text:style-name="T78">PlayVideoUI::</text:span><text:span text:style-name="T95">inputTitle</text:span><text:span text:style-name="T79">()</text:span></text:p>
      <text:p text:style-name="P168">Logic description(pre- and post-conditions):</text:p>
      <text:p text:style-name="P168"><text:span text:style-name="T24">context</text:span><text:tab/> <text:span text:style-name="T78">PlayVideoUI</text:span></text:p>
      <text:p text:style-name="P171"><text:span text:style-name="T24">pre:<text:tab/><text:tab/></text:span><text:span text:style-name="T96">upload</text:span><text:span text:style-name="T83">Video()</text:span></text:p>
      <text:p text:style-name="P172"><text:span text:style-name="T24">post:</text:span><text:tab/> <text:span text:style-name="T86">PublishVideo.</text:span><text:span text:style-name="T93">uploadTitle</text:span>()<text:span text:style-name="T86">，</text:span><text:span text:style-name="T95">Video</text:span><text:span text:style-name="T86">.</text:span><text:span text:style-name="T93">uploadTitle</text:span><text:span text:style-name="T86">()，</text:span><text:span text:style-name="T97">Manage.assginVideo()</text:span></text:p>
      <text:list text:continue-numbering="true" text:style-name="L36">
        <text:list-item>
          <text:p text:style-name="P173">下面是Publish<text:span text:style-name="T98">Video</text:span>.<text:span text:style-name="T99">returnV</text:span><text:span text:style-name="T100">i</text:span><text:span text:style-name="T99">deo</text:span>()消息的说明：</text:p>
        </text:list-item>
      </text:list>
      <text:p text:style-name="P174"><text:span text:style-name="T24">Operation specification:</text:span><text:tab/><text:span text:style-name="T99">returnV</text:span><text:span text:style-name="T100">i</text:span><text:span text:style-name="T99">deo</text:span><text:span text:style-name="T79">()</text:span></text:p>
      <text:p text:style-name="P174"><text:span text:style-name="T24">Operation intent:</text:span><text:tab/>系统返回已审核的视频，并通知审核视频是否成功</text:p>
      <text:p text:style-name="P174">调用显示不需要任何参数，返回类型为<text:span text:style-name="T75">void</text:span></text:p>
      <text:p text:style-name="P175"><text:span text:style-name="T24">Operation signature:<text:tab/></text:span><text:tab/><text:span text:style-name="T79">Publish</text:span><text:span text:style-name="T98">Video</text:span><text:span text:style-name="T79">.</text:span><text:span text:style-name="T99">returnV</text:span><text:span text:style-name="T100">i</text:span><text:span text:style-name="T99">deo</text:span><text:span text:style-name="T79">()</text:span></text:p>
      <text:p text:style-name="P174">Logic description(pre- and post-conditions):</text:p>
      <text:p text:style-name="P176"><text:span text:style-name="T24">context</text:span><text:tab/> <text:s/><text:span text:style-name="T79">Publish</text:span><text:span text:style-name="T98">Video</text:span></text:p>
      <text:p text:style-name="P177"><text:span text:style-name="T24">pre:<text:tab/><text:tab/></text:span><text:span text:style-name="T96">upload</text:span><text:span text:style-name="T83">Video()，</text:span><text:span text:style-name="T101">assginVideo()</text:span></text:p>
      <text:p text:style-name="P174"><text:span text:style-name="T24">post:</text:span><text:tab/> <text:span text:style-name="T86">PublishVideo</text:span><text:span text:style-name="T102">UI</text:span><text:span text:style-name="T86">.</text:span><text:span text:style-name="T102">noticeSuccess</text:span>()</text:p>
      <text:p text:style-name="P178"/>
      <text:p text:style-name="P178"/>
      <text:p text:style-name="P178"/>
      <text:p text:style-name="P178"/>
      <text:p text:style-name="P178"/>
      <text:p text:style-name="P178"/>
      <text:list text:continue-list="list201101497884876" text:style-name="Outline">
        <text:list-item>
          <text:list>
            <text:list-item>
              <text:h text:style-name="P179" text:outline-level="2">操作描述</text:h>
              <text:list>
                <text:list-item>
                  <text:h text:style-name="Heading_20_3" text:outline-level="3">操作1：播放视频</text:h>
                </text:list-item>
              </text:list>
            </text:list-item>
          </text:list>
        </text:list-item>
      </text:list>
      <text:p text:style-name="P180"/>
      <text:p text:style-name="P181">操作名: playVideo </text:p>
      <text:p text:style-name="表格正文"><text:span text:style-name="T24">意图:</text:span> 播放选中的视频，初始化播放环境并加载弹幕 <text:s/></text:p>
      <text:p text:style-name="表格正文"><text:span text:style-name="T24">签名: </text:span>playVideo(videoId: string): void</text:p>
      <text:p text:style-name="P181"><text:soft-page-break/>前置条件: <text:s/></text:p>
      <text:p text:style-name="表格正文">1. `videoId`对应的视频对象状态为“已发布” <text:s/></text:p>
      <text:p text:style-name="表格正文">2. 用户网络连接正常 <text:s/></text:p>
      <text:p text:style-name="表格正文"><text:span text:style-name="T24">后置条件: </text:span><text:s/></text:p>
      <text:p text:style-name="表格正文">1. 视频开始播放 <text:s/></text:p>
      <text:p text:style-name="表格正文">2. 该视频的`playCount`属性值增加1 <text:s/></text:p>
      <text:p text:style-name="表格正文">3. 弹幕系统准备就绪并显示关联弹幕 <text:s/></text:p>
      <text:p text:style-name="表格正文"><text:span text:style-name="T24">逻辑描述: <text:s/></text:span></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oft-page-break/><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80"/>
      <text:list text:continue-numbering="true" text:style-name="Outline">
        <text:list-item>
          <text:list>
            <text:list-item>
              <text:list>
                <text:list-item>
                  <text:h text:style-name="Heading_20_3" text:outline-level="3">操作2：发表弹幕</text:h>
                </text:list-item>
              </text:list>
            </text:list-item>
          </text:list>
        </text:list-item>
      </text:list>
      <text:p text:style-name="P181">操作名: submitDanmaku </text:p>
      <text:p text:style-name="表格正文"><text:span text:style-name="T24">意图: </text:span>用户在视频的特定时间点发表一条弹幕，需通过内容审核 <text:s/></text:p>
      <text:p text:style-name="表格正文"><text:span text:style-name="T24">签名: </text:span>submitDanmaku(userId: string, videoId: string, content: string, timestamp: float): boolean` <text:s/></text:p>
      <text:p text:style-name="P181">前置条件: <text:s/></text:p>
      <text:p text:style-name="表格正文">1. 用户未被禁言（即`用户.警告次数 &lt; 15`） <text:s/></text:p>
      <text:p text:style-name="表格正文">2. 弹幕内容不包含系统定义的敏感词 <text:s/></text:p>
      <text:p text:style-name="表格正文"><text:span text:style-name="T24">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表格正文"><text:span text:style-name="T24">逻辑描述: <text:s/></text:span></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oft-page-break/><text:s text:c="4"/>if 敏感词过滤器.检测(content) = true then</text:p>
      <text:p text:style-name="表格正文"><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 text:c="4"/>弹幕系统.实时推送(新弹幕);</text:p>
      <text:p text:style-name="表格正文"><text:s text:c="4"/>return true;</text:p>
      <text:p text:style-name="表格正文">结束.</text:p>
      <text:p text:style-name="P182"/>
      <text:p text:style-name="P178"/>
      <text:p text:style-name="P178"/>
      <text:list text:continue-numbering="true" text:style-name="Outline">
        <text:list-item>
          <text:h text:style-name="P126" text:outline-level="1"><text:bookmark-start text:name="__RefHeading___Toc8573_481696549"/>架构设计<text:bookmark-end text:name="__RefHeading___Toc8573_481696549"/></text:h>
        </text:list-item>
      </text:list>
      <text:h text:style-name="P183" text:outline-level="2"/>
      <text:list text:continue-numbering="true" text:style-name="Outline">
        <text:list-item>
          <text:h text:style-name="P126"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84"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hyphenation-keep="auto" loext:hyphenation-keep-type="column" fo:text-indent="0.741cm" style:auto-text-indent="false" style:page-number="auto"/>
      <style:text-properties style:font-name="FreeSerif" fo:font-family="FreeSerif" style:font-style-name="标准" style:font-family-generic="roman" style:font-pitch="variable" fo:font-size="10.5pt" style:font-name-asian="方正仿宋_GBK"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未命名1" style:family="paragraph" style:parent-style-name="Heading_20_3" style:default-outline-level="" style:list-style-nam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2-10T20:11:00.832849563</dc:date>
    <meta:editing-duration>P1DT8H24M16S</meta:editing-duration>
    <meta:editing-cycles>305</meta:editing-cycles>
    <meta:generator>LibreOffice/25.2.3.2$Linux_X86_64 LibreOffice_project/520$Build-2</meta:generator>
    <meta:document-statistic meta:table-count="8" meta:image-count="8" meta:object-count="0" meta:page-count="37" meta:paragraph-count="830" meta:word-count="13757" meta:character-count="18530" meta:non-whitespace-character-count="17515"/>
  </office:meta>
</office:document-meta>
</file>